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Handwriting" svg:font-family="Handwriting" style:font-pitch="variable"/>
    <style:font-face style:name="Handwriting1" svg:font-family="Handwriting"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 PL SungtiL GB" svg:font-family="'AR PL SungtiL GB'" style:font-family-generic="system" style:font-pitch="variable"/>
    <style:font-face style:name="Handwriting2" svg:font-family="Handwriting" style:font-family-generic="system" style:font-pitch="variable"/>
    <style:font-face style:name="Liberation Mono1" svg:font-family="'Liberation Mono'" style:font-family-generic="system" style:font-pitch="variable"/>
    <style:font-face style:name="Liberation Serif1" svg:font-family="'Liberation Serif'" style:font-family-generic="system" style:font-pitch="variable"/>
    <style:font-face style:name="Lohit Devanagari" svg:font-family="'Lohit Devanagari'" style:font-family-generic="system" style:font-pitch="variable"/>
    <style:font-face style:name="Noto Sans Mono CJK SC" svg:font-family="'Noto Sans Mono CJK SC'"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5in" fo:margin-right="0in" fo:text-indent="0in" style:auto-text-indent="false">
        <style:tab-stops/>
      </style:paragraph-properties>
      <style:text-properties style:font-name="Handwriting"/>
    </style:style>
    <style:style style:name="P2" style:family="paragraph" style:parent-style-name="Standard_20__28_user_29_">
      <style:paragraph-properties fo:margin-left="0.5in" fo:margin-right="0in" fo:text-indent="0in" style:auto-text-indent="false">
        <style:tab-stops/>
      </style:paragraph-properties>
      <style:text-properties style:font-name="Handwriting"/>
    </style:style>
    <style:style style:name="P3" style:family="paragraph" style:parent-style-name="Standard_20__28_user_29_">
      <style:paragraph-properties fo:margin-left="0.5in" fo:margin-right="0in" fo:text-indent="0in" style:auto-text-indent="false">
        <style:tab-stops/>
      </style:paragraph-properties>
      <style:text-properties style:font-name="Handwriting" officeooo:paragraph-rsid="005cf6c5"/>
    </style:style>
    <style:style style:name="P4" style:family="paragraph" style:parent-style-name="Standard_20__28_user_29_">
      <style:paragraph-properties fo:margin-left="0.5in" fo:margin-right="0in" fo:text-indent="0in" style:auto-text-indent="false">
        <style:tab-stops/>
      </style:paragraph-properties>
      <style:text-properties style:font-name="Handwriting" officeooo:paragraph-rsid="009c6f02"/>
    </style:style>
    <style:style style:name="P5" style:family="paragraph" style:parent-style-name="Standard_20__28_user_29_">
      <style:paragraph-properties fo:margin-left="0.5in" fo:margin-right="0in" fo:text-indent="0in" style:auto-text-indent="false">
        <style:tab-stops/>
      </style:paragraph-properties>
      <style:text-properties style:font-name="Handwriting" officeooo:paragraph-rsid="01059e46"/>
    </style:style>
    <style:style style:name="P6" style:family="paragraph" style:parent-style-name="Standard_20__28_user_29_">
      <style:paragraph-properties fo:margin-left="0.5in" fo:margin-right="0in" fo:text-indent="0in" style:auto-text-indent="false">
        <style:tab-stops/>
      </style:paragraph-properties>
      <style:text-properties style:font-name="Handwriting" officeooo:paragraph-rsid="010832be"/>
    </style:style>
    <style:style style:name="P7" style:family="paragraph" style:parent-style-name="Standard_20__28_user_29_">
      <style:paragraph-properties fo:margin-left="0.5in" fo:margin-right="0in" fo:text-indent="0in" style:auto-text-indent="false">
        <style:tab-stops/>
      </style:paragraph-properties>
      <style:text-properties style:font-name="Handwriting" officeooo:paragraph-rsid="0114a956"/>
    </style:style>
    <style:style style:name="P8" style:family="paragraph" style:parent-style-name="Standard_20__28_user_29_">
      <style:paragraph-properties fo:margin-left="0.5in" fo:margin-right="0in" fo:text-indent="0in" style:auto-text-indent="false">
        <style:tab-stops/>
      </style:paragraph-properties>
      <style:text-properties style:font-name="Handwriting" officeooo:rsid="0057ecfc" officeooo:paragraph-rsid="005cf6c5"/>
    </style:style>
    <style:style style:name="P9" style:family="paragraph" style:parent-style-name="Standard_20__28_user_29_">
      <style:paragraph-properties fo:margin-left="0.5in" fo:margin-right="0in" fo:text-indent="0in" style:auto-text-indent="false">
        <style:tab-stops/>
      </style:paragraph-properties>
      <style:text-properties style:font-name="Handwriting" officeooo:rsid="0140a00e" officeooo:paragraph-rsid="0140a00e"/>
    </style:style>
    <style:style style:name="P10" style:family="paragraph" style:parent-style-name="Standard_20__28_user_29_">
      <style:paragraph-properties fo:margin-left="0.5in" fo:margin-right="0in" fo:text-indent="0in" style:auto-text-indent="false">
        <style:tab-stops/>
      </style:paragraph-properties>
      <style:text-properties style:font-name="Handwriting" officeooo:rsid="010750ec" officeooo:paragraph-rsid="010832be"/>
    </style:style>
    <style:style style:name="P11" style:family="paragraph" style:parent-style-name="Standard_20__28_user_29_">
      <style:paragraph-properties fo:margin-left="0.5in" fo:margin-right="0in" fo:text-align="center" style:justify-single-word="false" fo:text-indent="0in" style:auto-text-indent="false">
        <style:tab-stops/>
      </style:paragraph-properties>
      <style:text-properties style:font-name="Handwriting"/>
    </style:style>
    <style:style style:name="P12" style:family="paragraph" style:parent-style-name="Standard_20__28_user_29_">
      <style:paragraph-properties fo:margin-left="0.5in" fo:margin-right="0in" fo:text-indent="0in" style:auto-text-indent="false">
        <style:tab-stops/>
      </style:paragraph-properties>
      <style:text-properties officeooo:paragraph-rsid="01059e46"/>
    </style:style>
    <style:style style:name="P13" style:family="paragraph" style:parent-style-name="Standard_20__28_user_29_">
      <style:text-properties style:font-name="Handwriting"/>
    </style:style>
    <style:style style:name="P14" style:family="paragraph" style:parent-style-name="Standard_20__28_user_29_">
      <style:text-properties style:font-name="Handwriting" fo:font-weight="bold" style:font-weight-asian="bold"/>
    </style:style>
    <style:style style:name="P15" style:family="paragraph" style:parent-style-name="Standard_20__28_user_29_">
      <style:text-properties style:font-name="Handwriting" fo:font-style="italic" style:font-style-asian="italic"/>
    </style:style>
    <style:style style:name="P16" style:family="paragraph" style:parent-style-name="Standard_20__28_user_29_">
      <style:paragraph-properties fo:text-align="center" style:justify-single-word="false"/>
      <style:text-properties style:font-name="Handwriting" fo:font-style="italic" style:font-style-asian="italic"/>
    </style:style>
    <style:style style:name="P17" style:family="paragraph" style:parent-style-name="Standard_20__28_user_29_">
      <style:text-properties style:font-name="Handwriting" officeooo:paragraph-rsid="013bb795"/>
    </style:style>
    <style:style style:name="P18" style:family="paragraph" style:parent-style-name="Standard_20__28_user_29_">
      <style:text-properties style:font-name="Handwriting" officeooo:paragraph-rsid="0071436c"/>
    </style:style>
    <style:style style:name="P19" style:family="paragraph" style:parent-style-name="Standard_20__28_user_29_">
      <style:text-properties style:font-name="Handwriting" officeooo:paragraph-rsid="0108ca80"/>
    </style:style>
    <style:style style:name="P20" style:family="paragraph" style:parent-style-name="Standard_20__28_user_29_">
      <style:text-properties style:font-name="Handwriting" officeooo:paragraph-rsid="0118f210"/>
    </style:style>
    <style:style style:name="P21" style:family="paragraph" style:parent-style-name="Standard_20__28_user_29_">
      <style:text-properties style:font-name="Handwriting" officeooo:paragraph-rsid="011932c4"/>
    </style:style>
    <style:style style:name="P22" style:family="paragraph" style:parent-style-name="Standard_20__28_user_29_">
      <style:text-properties style:font-name="Handwriting" officeooo:paragraph-rsid="011aa3e8"/>
    </style:style>
    <style:style style:name="P23" style:family="paragraph" style:parent-style-name="Standard_20__28_user_29_">
      <style:text-properties style:font-name="Handwriting" officeooo:rsid="011aa3e8" officeooo:paragraph-rsid="011cb56f"/>
    </style:style>
    <style:style style:name="P24" style:family="paragraph" style:parent-style-name="Standard_20__28_user_29_">
      <style:text-properties style:font-name="Handwriting" officeooo:paragraph-rsid="011eeb4a"/>
    </style:style>
    <style:style style:name="P25" style:family="paragraph" style:parent-style-name="Standard_20__28_user_29_">
      <style:text-properties style:font-name="Handwriting" officeooo:rsid="011eeb4a" officeooo:paragraph-rsid="011eeb4a"/>
    </style:style>
    <style:style style:name="P26" style:family="paragraph" style:parent-style-name="Standard_20__28_user_29_">
      <style:text-properties style:font-name="Handwriting" officeooo:rsid="010b1d99" officeooo:paragraph-rsid="0118f210"/>
    </style:style>
    <style:style style:name="P27" style:family="paragraph" style:parent-style-name="Standard_20__28_user_29_">
      <style:text-properties style:font-name="Handwriting" officeooo:rsid="01108494" officeooo:paragraph-rsid="0118f210"/>
    </style:style>
    <style:style style:name="P28" style:family="paragraph" style:parent-style-name="Standard_20__28_user_29_">
      <style:text-properties style:font-name="Handwriting" officeooo:rsid="0108ca80" officeooo:paragraph-rsid="0108ca80"/>
    </style:style>
    <style:style style:name="P29" style:family="paragraph" style:parent-style-name="Standard_20__28_user_29_">
      <style:text-properties style:font-name="Handwriting" officeooo:rsid="00f0f0fe" officeooo:paragraph-rsid="00f0f0fe"/>
    </style:style>
    <style:style style:name="P30" style:family="paragraph" style:parent-style-name="Standard_20__28_user_29_">
      <style:text-properties style:font-name="Handwriting" officeooo:paragraph-rsid="00278b87"/>
    </style:style>
    <style:style style:name="P31" style:family="paragraph" style:parent-style-name="Standard_20__28_user_29_">
      <style:text-properties style:font-name="Handwriting" officeooo:paragraph-rsid="0083662c"/>
    </style:style>
    <style:style style:name="P32" style:family="paragraph" style:parent-style-name="Standard_20__28_user_29_">
      <style:text-properties style:font-name="Handwriting" officeooo:paragraph-rsid="0124373f"/>
    </style:style>
    <style:style style:name="P33" style:family="paragraph" style:parent-style-name="Standard_20__28_user_29_">
      <style:text-properties style:font-name="Handwriting" officeooo:paragraph-rsid="0125d1f5"/>
    </style:style>
    <style:style style:name="P34" style:family="paragraph" style:parent-style-name="Standard_20__28_user_29_">
      <style:text-properties style:font-name="Handwriting" officeooo:rsid="0125d1f5" officeooo:paragraph-rsid="0125d1f5"/>
    </style:style>
    <style:style style:name="P35" style:family="paragraph" style:parent-style-name="Standard_20__28_user_29_">
      <style:text-properties style:font-name="Handwriting" officeooo:rsid="0127a055" officeooo:paragraph-rsid="0125d1f5" style:font-name-asian="SimSun" style:font-name-complex="Arial"/>
    </style:style>
    <style:style style:name="P36" style:family="paragraph" style:parent-style-name="Standard_20__28_user_29_">
      <style:text-properties style:font-name="Handwriting" officeooo:paragraph-rsid="00dd175b"/>
    </style:style>
    <style:style style:name="P37" style:family="paragraph" style:parent-style-name="Standard_20__28_user_29_">
      <style:paragraph-properties fo:text-align="center" style:justify-single-word="false"/>
      <style:text-properties style:font-name="Handwriting"/>
    </style:style>
    <style:style style:name="P38" style:family="paragraph" style:parent-style-name="Standard_20__28_user_29_">
      <style:text-properties officeooo:paragraph-rsid="013bb795"/>
    </style:style>
    <style:style style:name="P39" style:family="paragraph" style:parent-style-name="Standard_20__28_user_29_">
      <style:paragraph-properties fo:margin-left="0in" fo:margin-right="0in" fo:text-indent="0in" style:auto-text-indent="false">
        <style:tab-stops/>
      </style:paragraph-properties>
      <style:text-properties style:font-name="Handwriting" officeooo:rsid="00546a48" officeooo:paragraph-rsid="00546a48"/>
    </style:style>
    <style:style style:name="P40" style:family="paragraph" style:parent-style-name="Standard_20__28_user_29_">
      <style:paragraph-properties fo:margin-left="0in" fo:margin-right="0in" fo:text-indent="0in" style:auto-text-indent="false">
        <style:tab-stops/>
      </style:paragraph-properties>
      <style:text-properties style:font-name="Handwriting" officeooo:rsid="0071436c" officeooo:paragraph-rsid="0071436c"/>
    </style:style>
    <style:style style:name="P41" style:family="paragraph" style:parent-style-name="Standard_20__28_user_29_">
      <style:paragraph-properties fo:margin-left="0in" fo:margin-right="0in" fo:text-indent="0in" style:auto-text-indent="false">
        <style:tab-stops/>
      </style:paragraph-properties>
      <style:text-properties style:font-name="Handwriting"/>
    </style:style>
    <style:style style:name="P42" style:family="paragraph" style:parent-style-name="Standard_20__28_user_29_">
      <style:paragraph-properties fo:margin-left="0in" fo:margin-right="0in" fo:text-indent="0.5in" style:auto-text-indent="false"/>
      <style:text-properties style:font-name="Handwriting"/>
    </style:style>
    <style:style style:name="P43" style:family="paragraph" style:parent-style-name="Standard_20__28_user_29_">
      <style:paragraph-properties fo:margin-left="0in" fo:margin-right="0in" fo:text-indent="0.5in" style:auto-text-indent="false">
        <style:tab-stops>
          <style:tab-stop style:position="2.4709in"/>
        </style:tab-stops>
      </style:paragraph-properties>
      <style:text-properties style:font-name="Handwriting"/>
    </style:style>
    <style:style style:name="P44" style:family="paragraph" style:parent-style-name="Standard_20__28_user_29_">
      <style:paragraph-properties fo:margin-left="0in" fo:margin-right="0in" fo:text-indent="0.5in" style:auto-text-indent="false"/>
      <style:text-properties style:font-name="Handwriting" officeooo:paragraph-rsid="012be2ce"/>
    </style:style>
    <style:style style:name="P45" style:family="paragraph" style:parent-style-name="Standard_20__28_user_29_">
      <style:paragraph-properties fo:margin-left="0in" fo:margin-right="0in" fo:text-align="center" style:justify-single-word="false" fo:text-indent="0.5in" style:auto-text-indent="false"/>
      <style:text-properties style:font-name="Handwriting"/>
    </style:style>
    <style:style style:name="P46" style:family="paragraph" style:parent-style-name="Standard_20__28_user_29_" style:master-page-name="MP0">
      <style:paragraph-properties style:page-number="auto" fo:break-before="page"/>
      <style:text-properties style:font-name="Handwriting" fo:font-weight="bold" style:font-weight-asian="bold" style:font-weight-complex="bold"/>
    </style:style>
    <style:style style:name="P47" style:family="paragraph" style:parent-style-name="Standard_20__28_user_29_">
      <style:text-properties officeooo:paragraph-rsid="011eeb4a"/>
    </style:style>
    <style:style style:name="T1" style:family="text">
      <style:text-properties officeooo:rsid="000e5f75"/>
    </style:style>
    <style:style style:name="T2" style:family="text">
      <style:text-properties officeooo:rsid="0011df78"/>
    </style:style>
    <style:style style:name="T3" style:family="text">
      <style:text-properties officeooo:rsid="001225d3"/>
    </style:style>
    <style:style style:name="T4" style:family="text">
      <style:text-properties officeooo:rsid="00152c45"/>
    </style:style>
    <style:style style:name="T5" style:family="text">
      <style:text-properties officeooo:rsid="00278b87"/>
    </style:style>
    <style:style style:name="T6" style:family="text">
      <style:text-properties officeooo:rsid="00425bdb"/>
    </style:style>
    <style:style style:name="T7" style:family="text">
      <style:text-properties officeooo:rsid="00435a1b"/>
    </style:style>
    <style:style style:name="T8" style:family="text">
      <style:text-properties officeooo:rsid="004b9eca"/>
    </style:style>
    <style:style style:name="T9" style:family="text">
      <style:text-properties officeooo:rsid="004bd420"/>
    </style:style>
    <style:style style:name="T10" style:family="text">
      <style:text-properties officeooo:rsid="004ee58c"/>
    </style:style>
    <style:style style:name="T11" style:family="text">
      <style:text-properties officeooo:rsid="00564808"/>
    </style:style>
    <style:style style:name="T12" style:family="text">
      <style:text-properties officeooo:rsid="0057775b"/>
    </style:style>
    <style:style style:name="T13" style:family="text">
      <style:text-properties officeooo:rsid="0057ecfc"/>
    </style:style>
    <style:style style:name="T14" style:family="text">
      <style:text-properties officeooo:rsid="0072c7ec"/>
    </style:style>
    <style:style style:name="T15" style:family="text">
      <style:text-properties officeooo:rsid="00817342"/>
    </style:style>
    <style:style style:name="T16" style:family="text">
      <style:text-properties officeooo:rsid="0083662c"/>
    </style:style>
    <style:style style:name="T17" style:family="text">
      <style:text-properties officeooo:rsid="008440d2"/>
    </style:style>
    <style:style style:name="T18" style:family="text">
      <style:text-properties officeooo:rsid="0086ee13"/>
    </style:style>
    <style:style style:name="T19" style:family="text">
      <style:text-properties officeooo:rsid="009084fa"/>
    </style:style>
    <style:style style:name="T20" style:family="text">
      <style:text-properties officeooo:rsid="00911861"/>
    </style:style>
    <style:style style:name="T21" style:family="text">
      <style:text-properties officeooo:rsid="00923a50"/>
    </style:style>
    <style:style style:name="T22" style:family="text">
      <style:text-properties officeooo:rsid="009c6f02"/>
    </style:style>
    <style:style style:name="T23" style:family="text">
      <style:text-properties officeooo:rsid="009e0950"/>
    </style:style>
    <style:style style:name="T24" style:family="text">
      <style:text-properties officeooo:rsid="009f8fc7"/>
    </style:style>
    <style:style style:name="T25" style:family="text">
      <style:text-properties officeooo:rsid="00a04620"/>
    </style:style>
    <style:style style:name="T26" style:family="text">
      <style:text-properties officeooo:rsid="00a16430"/>
    </style:style>
    <style:style style:name="T27" style:family="text">
      <style:text-properties officeooo:rsid="00a5a5da"/>
    </style:style>
    <style:style style:name="T28" style:family="text">
      <style:text-properties officeooo:rsid="00aa8b10"/>
    </style:style>
    <style:style style:name="T29" style:family="text">
      <style:text-properties officeooo:rsid="00aad2d7"/>
    </style:style>
    <style:style style:name="T30" style:family="text">
      <style:text-properties officeooo:rsid="00ab3b69"/>
    </style:style>
    <style:style style:name="T31" style:family="text">
      <style:text-properties officeooo:rsid="00adf81b"/>
    </style:style>
    <style:style style:name="T32" style:family="text">
      <style:text-properties officeooo:rsid="00aee266"/>
    </style:style>
    <style:style style:name="T33" style:family="text">
      <style:text-properties officeooo:rsid="00b03617"/>
    </style:style>
    <style:style style:name="T34" style:family="text">
      <style:text-properties officeooo:rsid="00b04ba7"/>
    </style:style>
    <style:style style:name="T35" style:family="text">
      <style:text-properties officeooo:rsid="00b396b2"/>
    </style:style>
    <style:style style:name="T36" style:family="text">
      <style:text-properties officeooo:rsid="00ba72f6"/>
    </style:style>
    <style:style style:name="T37" style:family="text">
      <style:text-properties officeooo:rsid="00d4938f"/>
    </style:style>
    <style:style style:name="T38" style:family="text">
      <style:text-properties officeooo:rsid="00d6a344"/>
    </style:style>
    <style:style style:name="T39" style:family="text">
      <style:text-properties officeooo:rsid="00db2db0"/>
    </style:style>
    <style:style style:name="T40" style:family="text">
      <style:text-properties officeooo:rsid="00dd175b"/>
    </style:style>
    <style:style style:name="T41" style:family="text">
      <style:text-properties officeooo:rsid="00e3c07b"/>
    </style:style>
    <style:style style:name="T42" style:family="text">
      <style:text-properties officeooo:rsid="00e5b120"/>
    </style:style>
    <style:style style:name="T43" style:family="text">
      <style:text-properties officeooo:rsid="00e81a54"/>
    </style:style>
    <style:style style:name="T44" style:family="text">
      <style:text-properties officeooo:rsid="00e93ef2"/>
    </style:style>
    <style:style style:name="T45" style:family="text">
      <style:text-properties officeooo:rsid="0071436c"/>
    </style:style>
    <style:style style:name="T46" style:family="text">
      <style:text-properties officeooo:rsid="00f0f0fe"/>
    </style:style>
    <style:style style:name="T47" style:family="text">
      <style:text-properties officeooo:rsid="00f6f996"/>
    </style:style>
    <style:style style:name="T48" style:family="text">
      <style:text-properties officeooo:rsid="01059e46"/>
    </style:style>
    <style:style style:name="T49" style:family="text">
      <style:text-properties officeooo:rsid="00c33dac"/>
    </style:style>
    <style:style style:name="T50" style:family="text">
      <style:text-properties style:font-name-asian="SimSun" style:font-name-complex="Arial"/>
    </style:style>
    <style:style style:name="T51" style:family="text">
      <style:text-properties officeooo:rsid="00fa1e3f" style:font-name-asian="SimSun" style:font-name-complex="Arial"/>
    </style:style>
    <style:style style:name="T52" style:family="text">
      <style:text-properties officeooo:rsid="00f3bbfb" style:font-name-asian="SimSun" style:font-name-complex="Arial"/>
    </style:style>
    <style:style style:name="T53" style:family="text">
      <style:text-properties officeooo:rsid="00fff3cd" style:font-name-asian="SimSun" style:font-name-complex="Arial"/>
    </style:style>
    <style:style style:name="T54" style:family="text">
      <style:text-properties officeooo:rsid="014dea54" style:font-name-asian="SimSun" style:font-name-complex="Arial"/>
    </style:style>
    <style:style style:name="T55" style:family="text">
      <style:text-properties officeooo:rsid="0105fb35" style:font-name-asian="SimSun" style:font-name-complex="Arial"/>
    </style:style>
    <style:style style:name="T56" style:family="text">
      <style:text-properties officeooo:rsid="010750ec" style:font-name-asian="SimSun" style:font-name-complex="Arial"/>
    </style:style>
    <style:style style:name="T57" style:family="text">
      <style:text-properties officeooo:rsid="01141289" style:font-name-asian="SimSun" style:font-name-complex="Arial"/>
    </style:style>
    <style:style style:name="T58" style:family="text">
      <style:text-properties officeooo:rsid="0112add1" style:font-name-asian="SimSun" style:font-name-complex="Arial"/>
    </style:style>
    <style:style style:name="T59" style:family="text">
      <style:text-properties officeooo:rsid="0114a956" style:font-name-asian="SimSun" style:font-name-complex="Arial"/>
    </style:style>
    <style:style style:name="T60" style:family="text">
      <style:text-properties officeooo:rsid="01150316" style:font-name-asian="SimSun" style:font-name-complex="Arial"/>
    </style:style>
    <style:style style:name="T61" style:family="text">
      <style:text-properties officeooo:rsid="0116d9ee" style:font-name-asian="SimSun" style:font-name-complex="Arial"/>
    </style:style>
    <style:style style:name="T62" style:family="text">
      <style:text-properties officeooo:rsid="010b1d99" style:font-name-asian="SimSun" style:font-name-complex="Arial"/>
    </style:style>
    <style:style style:name="T63" style:family="text">
      <style:text-properties officeooo:rsid="0118f210" style:font-name-asian="SimSun" style:font-name-complex="Arial"/>
    </style:style>
    <style:style style:name="T64" style:family="text">
      <style:text-properties officeooo:rsid="011932c4" style:font-name-asian="SimSun" style:font-name-complex="Arial"/>
    </style:style>
    <style:style style:name="T65" style:family="text">
      <style:text-properties officeooo:rsid="011aa3e8" style:font-name-asian="SimSun" style:font-name-complex="Arial"/>
    </style:style>
    <style:style style:name="T66" style:family="text">
      <style:text-properties officeooo:rsid="011dfca7" style:font-name-asian="SimSun" style:font-name-complex="Arial"/>
    </style:style>
    <style:style style:name="T67" style:family="text">
      <style:text-properties officeooo:rsid="01204e83" style:font-name-asian="SimSun" style:font-name-complex="Arial"/>
    </style:style>
    <style:style style:name="T68" style:family="text">
      <style:text-properties officeooo:rsid="014d795d" style:font-name-asian="SimSun" style:font-name-complex="Arial"/>
    </style:style>
    <style:style style:name="T69" style:family="text">
      <style:text-properties officeooo:rsid="0120ef20" style:font-name-asian="SimSun" style:font-name-complex="Arial"/>
    </style:style>
    <style:style style:name="T70" style:family="text">
      <style:text-properties officeooo:rsid="0127a055" style:font-name-asian="SimSun" style:font-name-complex="Arial"/>
    </style:style>
    <style:style style:name="T71" style:family="text">
      <style:text-properties officeooo:rsid="012be2ce" style:font-name-asian="SimSun" style:font-name-complex="Arial"/>
    </style:style>
    <style:style style:name="T72" style:family="text">
      <style:text-properties officeooo:rsid="0133c147" style:font-name-asian="SimSun" style:font-name-complex="Arial"/>
    </style:style>
    <style:style style:name="T73" style:family="text">
      <style:text-properties officeooo:rsid="00fa1e3f"/>
    </style:style>
    <style:style style:name="T74" style:family="text">
      <style:text-properties officeooo:rsid="00fbf49b"/>
    </style:style>
    <style:style style:name="T75" style:family="text">
      <style:text-properties officeooo:rsid="00790e34"/>
    </style:style>
    <style:style style:name="T76" style:family="text">
      <style:text-properties officeooo:rsid="00f3bbfb"/>
    </style:style>
    <style:style style:name="T77" style:family="text">
      <style:text-properties officeooo:rsid="00f5a1ef"/>
    </style:style>
    <style:style style:name="T78" style:family="text">
      <style:text-properties officeooo:rsid="00a91513"/>
    </style:style>
    <style:style style:name="T79" style:family="text">
      <style:text-properties officeooo:rsid="00fff3cd"/>
    </style:style>
    <style:style style:name="T80" style:family="text">
      <style:text-properties officeooo:rsid="00b1a462"/>
    </style:style>
    <style:style style:name="T81" style:family="text">
      <style:text-properties officeooo:rsid="011cb56f"/>
    </style:style>
    <style:style style:name="T82" style:family="text">
      <style:text-properties officeooo:rsid="0124373f"/>
    </style:style>
    <style:style style:name="T83" style:family="text">
      <style:text-properties officeooo:rsid="0125d1f5"/>
    </style:style>
    <style:style style:name="T84" style:family="text">
      <style:text-properties officeooo:rsid="012add43"/>
    </style:style>
    <style:style style:name="T85" style:family="text">
      <style:text-properties officeooo:rsid="012c9276"/>
    </style:style>
    <style:style style:name="T86" style:family="text">
      <style:text-properties officeooo:rsid="012cc12b"/>
    </style:style>
    <style:style style:name="T87" style:family="text">
      <style:text-properties officeooo:rsid="012d4c5a"/>
    </style:style>
    <style:style style:name="T88" style:family="text">
      <style:text-properties officeooo:rsid="0131ef37"/>
    </style:style>
    <style:style style:name="T89" style:family="text">
      <style:text-properties officeooo:rsid="013bb795"/>
    </style:style>
    <style:style style:name="T90" style:family="text">
      <style:text-properties officeooo:rsid="0140bad8"/>
    </style:style>
    <style:style style:name="T91" style:family="text">
      <style:text-properties style:text-position="super 58%" officeooo:rsid="0140bad8"/>
    </style:style>
    <style:style style:name="T92" style:family="text">
      <style:text-properties officeooo:rsid="0144b0a5"/>
    </style:style>
    <style:style style:name="T93" style:family="text">
      <style:text-properties officeooo:rsid="01463062"/>
    </style:style>
    <style:style style:name="T94" style:family="text">
      <style:text-properties officeooo:rsid="01476e1a"/>
    </style:style>
    <style:style style:name="T95" style:family="text">
      <style:text-properties officeooo:rsid="0149eda6"/>
    </style:style>
    <style:style style:name="T96" style:family="text">
      <style:text-properties officeooo:rsid="014a81f8"/>
    </style:style>
    <style:style style:name="T97" style:family="text">
      <style:text-properties officeooo:rsid="014d9d68"/>
    </style:style>
    <style:style style:name="T98" style:family="text">
      <style:text-properties officeooo:rsid="0105fb35"/>
    </style:style>
    <style:style style:name="T99" style:family="text">
      <style:text-properties officeooo:rsid="010750ec"/>
    </style:style>
    <style:style style:name="T100" style:family="text">
      <style:text-properties officeooo:rsid="010832be"/>
    </style:style>
    <style:style style:name="T101" style:family="text">
      <style:text-properties officeooo:rsid="0112add1"/>
    </style:style>
    <style:style style:name="T102" style:family="text">
      <style:text-properties officeooo:rsid="01141289"/>
    </style:style>
    <style:style style:name="T103" style:family="text">
      <style:text-properties officeooo:rsid="0114a956"/>
    </style:style>
    <style:style style:name="T104" style:family="text">
      <style:text-properties officeooo:rsid="01150316"/>
    </style:style>
    <style:style style:name="T105" style:family="text">
      <style:text-properties officeooo:rsid="0108ca80"/>
    </style:style>
    <style:style style:name="T106" style:family="text">
      <style:text-properties officeooo:rsid="0109492c"/>
    </style:style>
    <style:style style:name="T107" style:family="text">
      <style:text-properties officeooo:rsid="01098d49"/>
    </style:style>
    <style:style style:name="T108" style:family="text">
      <style:text-properties officeooo:rsid="0116d9ee"/>
    </style:style>
    <style:style style:name="T109" style:family="text">
      <style:text-properties officeooo:rsid="010b1d99"/>
    </style:style>
    <style:style style:name="T110" style:family="text">
      <style:text-properties officeooo:rsid="0118f210"/>
    </style:style>
    <style:style style:name="T111" style:family="text">
      <style:text-properties officeooo:rsid="011932c4"/>
    </style:style>
    <style:style style:name="T112" style:family="text">
      <style:text-properties officeooo:rsid="010b2c93"/>
    </style:style>
    <style:style style:name="T113" style:family="text">
      <style:text-properties officeooo:rsid="010c5ade"/>
    </style:style>
    <style:style style:name="T114" style:family="text">
      <style:text-properties officeooo:rsid="010ea602"/>
    </style:style>
    <style:style style:name="T115" style:family="text">
      <style:text-properties officeooo:rsid="011064c9"/>
    </style:style>
    <style:style style:name="T116" style:family="text">
      <style:text-properties officeooo:rsid="01108494"/>
    </style:style>
    <style:style style:name="T117" style:family="text">
      <style:text-properties officeooo:rsid="011aa3e8"/>
    </style:style>
    <style:style style:name="T118" style:family="text">
      <style:text-properties officeooo:rsid="011dfca7"/>
    </style:style>
    <style:style style:name="T119" style:family="text">
      <style:text-properties officeooo:rsid="011eeb4a"/>
    </style:style>
    <style:style style:name="T120" style:family="text">
      <style:text-properties officeooo:rsid="01204e83"/>
    </style:style>
    <style:style style:name="T121" style:family="text">
      <style:text-properties officeooo:rsid="012be2ce"/>
    </style:style>
    <style:style style:name="T122" style:family="text">
      <style:text-properties style:font-name="Handwriting"/>
    </style:style>
    <style:style style:name="T123" style:family="text">
      <style:text-properties style:font-name="Handwriting" officeooo:rsid="013bb795"/>
    </style:style>
    <style:style style:name="T124" style:family="text">
      <style:text-properties style:font-name="Handwriting" officeooo:rsid="014f9e84"/>
    </style:style>
    <style:style style:name="T125" style:family="text">
      <style:text-properties style:font-name="Handwriting" officeooo:rsid="013ccfc6"/>
    </style:style>
    <style:style style:name="T126" style:family="text">
      <style:text-properties style:font-name="Handwriting" officeooo:rsid="014f9e84" style:font-name-asian="SimSun" style:font-name-complex="Arial"/>
    </style:style>
    <style:style style:name="T127" style:family="text">
      <style:text-properties style:font-name="Handwriting" officeooo:rsid="0153a2ae" style:font-name-asian="SimSun" style:font-name-complex="Arial"/>
    </style:style>
    <style:style style:name="T128" style:family="text">
      <style:text-properties style:font-name="Handwriting" officeooo:rsid="0162fd4c" style:font-name-asian="SimSun" style:font-name-complex="Arial"/>
    </style:style>
    <style:style style:name="T129" style:family="text">
      <style:text-properties style:font-name="Handwriting" officeooo:rsid="01204e83" style:font-name-asian="SimSun" style:font-name-complex="Arial"/>
    </style:style>
    <style:style style:name="T130" style:family="text">
      <style:text-properties style:font-name="Handwriting" officeooo:rsid="016c0d9e" style:font-name-asian="SimSun" style:font-name-complex="Arial"/>
    </style:style>
    <style:style style:name="T131" style:family="text">
      <style:text-properties style:font-name="Handwriting" officeooo:rsid="014d795d" style:font-name-asian="SimSun" style:font-name-complex="Arial"/>
    </style:style>
    <style:style style:name="T132" style:family="text">
      <style:text-properties style:font-name="Handwriting" officeooo:rsid="0120ef20" style:font-name-asian="SimSun" style:font-name-complex="Arial"/>
    </style:style>
    <style:style style:name="T133" style:family="text">
      <style:text-properties style:font-name="Handwriting" officeooo:rsid="01506cae"/>
    </style:style>
    <style:style style:name="T134" style:family="text">
      <style:text-properties style:font-name="Handwriting" officeooo:rsid="0153a2ae"/>
    </style:style>
    <style:style style:name="T135" style:family="text">
      <style:text-properties style:font-name="Handwriting" officeooo:rsid="0086ee13"/>
    </style:style>
    <style:style style:name="T136" style:family="text">
      <style:text-properties style:font-name="Handwriting" officeooo:rsid="009e0950"/>
    </style:style>
    <style:style style:name="T137" style:family="text">
      <style:text-properties style:font-name="Handwriting" officeooo:rsid="008b2540"/>
    </style:style>
    <style:style style:name="T138" style:family="text">
      <style:text-properties style:font-name="Handwriting" officeooo:rsid="009ae5c1"/>
    </style:style>
    <style:style style:name="T139" style:family="text">
      <style:text-properties style:font-name="Handwriting" officeooo:rsid="015c80ff"/>
    </style:style>
    <style:style style:name="T140" style:family="text">
      <style:text-properties style:font-name="Handwriting" officeooo:rsid="0162fd4c"/>
    </style:style>
    <style:style style:name="T141" style:family="text">
      <style:text-properties style:font-name="Handwriting" officeooo:rsid="0163340f"/>
    </style:style>
    <style:style style:name="T142" style:family="text">
      <style:text-properties style:font-name="Handwriting" officeooo:rsid="011eeb4a"/>
    </style:style>
    <style:style style:name="T143" style:family="text">
      <style:text-properties style:font-name="Handwriting" officeooo:rsid="01204e83"/>
    </style:style>
    <style:style style:name="T144" style:family="text">
      <style:text-properties style:font-name="Handwriting1" officeooo:rsid="0163340f" style:font-name-complex="Handwriting2"/>
    </style:style>
    <style:style style:name="T145" style:family="text">
      <style:text-properties style:font-name="Handwriting1" officeooo:rsid="016374b5" style:font-name-complex="Handwriting2"/>
    </style:style>
    <style:style style:name="T146" style:family="text">
      <style:text-properties officeooo:rsid="016956f3"/>
    </style:style>
    <style:style style:name="T147" style:family="text">
      <style:text-properties officeooo:rsid="016c0d9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6">Yenin Lith a Envinyanta <text:span text:style-name="T37">a Nauna</text:span>, The Times of Ash, Regrowth, <text:span text:style-name="T37">and False Hope</text:span></text:p>
      <text:p text:style-name="P14"/>
      <text:p text:style-name="P14"/>
      <text:p text:style-name="P14">Yen Lith, The Times of Ash</text:p>
      <text:p text:style-name="P15">The ash of the Usada choked the skies of the world. The fiery arms of Hera’roba still moved in the clouds, burning the air of the world and causing <text:span text:style-name="T19">a </text:span>great storm to rage on the oceans and the lands <text:span text:style-name="T19">with its eye on the empty place where Iniva once was</text:span>. <text:span text:style-name="T19">Even there, the spiraling tower of fire blocked out the new sky.</text:span> Dunes of ash buried Perakor, the oceans turned to black acid, and the sun was not seen for thousands of years. The wrathful storms thr<text:span text:style-name="T19">ew</text:span> the ash to the wind, and great waves of acid burn<text:span text:style-name="T19">ed</text:span> the coasts. The lands of the world fr<text:span text:style-name="T19">o</text:span>ze, animals and plants perish<text:span text:style-name="T19">ed</text:span>, and the air <text:span text:style-name="T19">was </text:span>silent but for the rocking of thunder and whip of the wind.</text:p>
      <text:p text:style-name="P15"/>
      <text:p text:style-name="P17">7<text:span text:style-name="T10">3</text:span>,000-<text:span text:style-name="T10">72,000</text:span> BBT—<text:span text:style-name="T89">The Usada marked a foundational shift in the cosmos. The universe was born from the spilling of the bowl of the world, and stars now filled the sky. The stability of the ancient world—granted at its creation—was upset. The planet’s sphere was complete, and it was joined by other planets in a diverse solar system. With this, the world fell into the cycles of global climate change of orbital forcing.</text:span></text:p>
      <text:p text:style-name="P38"><text:span text:style-name="T122"><text:tab/></text:span><text:span text:style-name="T123">Not only this, but the magical energy that had permeated the cosmos was no more. Hera’roilya ripped </text:span><text:span text:style-name="T124">Andolem</text:span><text:span text:style-name="T123"> from </text:span><text:span text:style-name="T124">Asfalon</text:span><text:span text:style-name="T123">. The act was echoed with the creation of </text:span><text:span text:style-name="T126">Corilya</text:span><text:span text:style-name="T123">, completing the Trium Planes and casting into existence the cycle of magical energy that the world would know from then on. </text:span><text:span text:style-name="T125">Deities no longer existed on the world at large—they were resigned to the realms of Amon-Sen and the Veil beyond.</text:span></text:p>
      <text:p text:style-name="P17"/>
      <text:p text:style-name="P38"><text:span text:style-name="T122">The shards of Hera’roilya took root across </text:span><text:span text:style-name="T133">the world, going into hiding after the killing of the No</text:span><text:span text:style-name="T134">u</text:span><text:span text:style-name="T133">sant Ehlu, the world-being that was used to kill Artifex long before. </text:span><text:span text:style-name="T134">With </text:span><text:span text:style-name="T127">the great weapon of Asfalon slain, the final era in the Lineament’s war could begin. The Lineaments of Artifex could see the power of the mortal children of Asfalon</text:span><text:span text:style-name="T133"> </text:span><text:span text:style-name="T134">and their potential to wield the dedicated essentia of Artifex’s body.</text:span><text:span text:style-name="T122"> Hera’rontan </text:span><text:span text:style-name="T135">remained in the</text:span><text:span text:style-name="T122"> Eye of Ehlu. </text:span><text:span text:style-name="T136">The barren prison was a place of powerful magic—and it was the place of their genesis. Hera’rontan</text:span><text:span text:style-name="T122"> began to exert his power to turn the Eye into a place of wonders. </text:span><text:span text:style-name="T139">During his work, Hera’rontan stumbled upon the black sword of Bash, Ramalin Arpohda. He recovered the blade and stowed it within his temples.</text:span><text:span text:style-name="T122"> Hera’rombar emerged in the frozen lands of Luazil, </text:span><text:span text:style-name="T137">where</text:span><text:span text:style-name="T122"> he took his seat on </text:span><text:span text:style-name="T138">the high mountain </text:span><text:span text:style-name="T122">Tauras to watch over the world. Hera’rocoia took </text:span><text:span text:style-name="T138">the black door of </text:span><text:span text:style-name="T122">Andolem </text:span><text:span text:style-name="T138">and retreated to the quiet places of the world</text:span><text:span text:style-name="T122">. There he peered into it and watched over Selor’s growth. Naa’roleith </text:span><text:span text:style-name="T135">wandered the world and the stars, never tied to any place or person.</text:span><text:span text:style-name="T122"> Herya’rosintilya traveled to the last refuge of the Waith: Rinadure in Rhunendor.</text:span></text:p>
      <text:p text:style-name="P13"><text:tab/> <text:s text:c="3"/>-<text:span text:style-name="T6">The world descended into a deep cold. With the onset of the Usada, the atmosphere was filled with dust spewed up from volcanoes and earthquakes. Brutal winds kept the dust high for thousands of years.</text:span></text:p>
      <text:p text:style-name="P3"><text:soft-page-break/>-The new race of <text:span text:style-name="T5">beings</text:span> <text:span text:style-name="T9">created by Guire lived in the cold, mountainous landscape of Perakor’s north.</text:span> <text:span text:style-name="T6">They were few in number, and they huddled together by their fires with only the briefest instinct of survival. </text:span>One on the brink of death from sickness <text:span text:style-name="T6">was</text:span> touched by a flower of Guire, <text:span text:style-name="T5">and</text:span> <text:span text:style-name="T5">a</text:span> flame <text:span text:style-name="T6">was</text:span> kindled inside her. She <text:span text:style-name="T6">awoke from her fevered dreams and </text:span>name<text:span text:style-name="T6">d</text:span> herself L<text:span text:style-name="T11">e</text:span>il<text:span text:style-name="T11">om</text:span>. <text:span text:style-name="T6">She stood and led </text:span>her people on a path <text:span text:style-name="T6">south, away from the approaching ice</text:span>. In her mind <text:span text:style-name="T8">was</text:span> the Vahalis, and she underst<text:span text:style-name="T8">ood</text:span> it and use<text:span text:style-name="T8">d</text:span> it to teach her company the language of the Waith. She name<text:span text:style-name="T8">d</text:span> <text:span text:style-name="T12">her people</text:span> the astar—people of the dust. She t<text:span text:style-name="T8">old stories</text:span> of the Anakama, <text:span text:style-name="T7">the </text:span>First Children, who came before them. <text:span text:style-name="T13">She told of their trials and their successes, of their war and magic, and of their fall. She told the story of the coming of the astar and their genesis from the sprites of Guire. She told them these stories as they traveled south, and they knew in their mind that they were a chosen people. Leilom’s people reached a deep fertile valley exposed by the retreating seas. This valley they called Yfanald, and it was their most sacred place. The valley was fertile and protected, its low sloping walls leading to a narrow opening into the wider coastal fellfields and forests. As the people of Leilom descended into the valley and began to settle, Leilom looked to the men of her following for a mate. One man, Weisulus, caught her attention. He was strong and tall, and he had listened intently to her stories of the Anakama. On the day she was to approach him, though, the tent of her family was attacked by a ghwer. Leilom heard the scream of her sister Stermaqa as the ghwer slaughtered her. Leilom sprinted back through the snow, tears streaming down her face. She slung her spear from her back as she reached her tent. Others of the tribe began to shout from across the bluff, but Leilom heard nothing but the hot breathing of the ghwer from within the tent. She slowed, her steps crunching in the snow beneath her. Leilom brandished her spear in front of her, its tip the tooth of another ghwer she had found dead from some other animal. As she cautiously crept closer to the entrance of the tent, the ghwer burst out. The beast was huge—larger than any ghwer she had ever seen. Its fur was brown and white, bristling on its back, and its teeth were stained with blood. The monster’s tiny eyes were trained on Leilom as it circled her. It lunged, and Leilom rolled out of the way of its snapping jaws and vicious claws. Another spear flew from behind the beast, sticking into its back. It stood on its stocky hind legs—rising almost fifteen feet above Leilom—and bellowed. Rolling in front of it was Weisulus, jabbing another spear into its soft stomach. It fell on him, its claws ripping through his thick parka. Other hunters rushed to his aid, surrounding the beast and filling its hide with arrows. Seeing the ghwer fall on Weisulus, Leilom frantically stood and charged the monster, blindly stabbing with her spear—and sinking it into one of the ghwer’s tiny eyes. It howled and reared, ripping the spear from Leilom’s hands. With a final, hollow cry, the beast died in the snow. Leilom rushed into her tent to find the shredded bodies of her entire family. She was all that remained. She spun away from the carnage to find Weisulus behind her. He had saved her—and she </text:span><text:soft-page-break/><text:span text:style-name="T13">knew that he would be the future of her house. Leilom skinned the mighty ghwer, and the tribe had a solemn meal. The skull of the beast would be used for ritual, which, now that Leilom’s grandmother was slain, was Leilom’s responsibility. She was the new inga-shaman of her tribe: the leader in more than just their migration now. She wore the skin of the Ghwer and took her position as the head of the tribe. She had many daughters and sons, and to her eldest daughter she gave the name Leilom, for the names of the inga-shamans must be passed down.</text:span></text:p>
      <text:p text:style-name="P8"><text:tab/>The stories of Yfanald spread north, and over time the many other astar migrated south and began to settle in the valley and beyond. Of the tribes that lived in the eastern mountains, Saxum-Sekami and Laurha were most powerful. Hundreds of tribes expanded into the wide coasts outside Yfanald’s mouth, some names were Ghergogen, Geulom, the violent Joros, and the Kawsmaqa. Some moved to the high rock to the west, once an island now a lone forested tower. These were tribes such as Bhros, Eldhja, and Meslaqos. This migration took generations, and as the astar moved so too did the ice sheets of the north. After five generations of the astar had passed, the ice sheets slowly overcame Yfanald. The old tribes of Leilom were forced out into the lands of the Joros. The Joros were a dark and brutal tribe. Their shaman wore the furs of an ulatros, and they painted their skin red with blood and beet paste. Their way was strength, and they were very territorial. When the people of Leilom came to their forest, the Joros hunters came to their tribe with spears and torches. One of the hunters went to the tent of the inga-shaman, Leilom daughter of Leilom, and set it alight. As she ran from the tent with her kin, the Joros hunter called to her and her people, “These are our forests. If you would live here then you will be answering to us! These lands are ours to hunt, and you must offer us a part of any animal killed here. If you fail to do this, there will be other tents alight!” The people of Leilom lived in those lands, on the cliffs at the mouth of Yfanald, for another five generations. These years were difficult for the tribe of Leilom. The tribute to the Joros was high, and even after it was paid the Joros would sometimes kill hunters and tribes-people of Leilom. It was after five generations that the inga-shaman of the people of Leilom decided that the Joros would not be tolerated any longer. Leilom went to the the most skilled huntress of her people and asked her to kill the inga-shaman of the Joros. The huntress crept into the night to the tribal grounds of the Joros. The sky was alight, and the inga-shaman in his ulatros pelt stood in front of a great fire, his eyes rolled back in his head as he spoke to the spirits of the flames. The huntress notched a thin bone arrow soaked in tallow and drew back the flax string of her bow. She released the arrow, and it streaked through the flames, catching alight before it caught the shaman in the throat. The flaming arrow sticking from his throat, the shaman gurgled and died, and the hunters around him screamed and gathered their weapons. The Leilom huntress sprinted off into the night, but the wolves of the Joros were keen in smell. The Joros tracked the assassin back to the tribe of Leilom, and that week the Joros attacked the Leilom in full. The night <text:soft-page-break/>was full of screams as the tribes warred. The people of Leilom were forced out, and they fled to the mouth of Yfanald where they found that the glacier had completely consumed the old valley. The slopes of the valley had fed flowing water and ash under the belly of the glacier though, and had carved within it caverns insulated from outside. The glacier had within it wildlife and plants cropped around the banks of the sub-glacial rivers, and from the mouth of Yfanald ran the life-blood of the caverns, the river Ab. The fleeing astar waded up the river, chased still by the Joros, and found sanctuary within the ice. Within the mighty caverns of the glacier their tribe grew again.</text:p>
      <text:p text:style-name="P8"/>
      <text:p text:style-name="P9">The <text:span text:style-name="T50">Far Ul</text:span> were devastated. The disaster wrought by the first centuries of the Usada spelled the end for many. Agriculture failed and ecosystems shifted or dissolved in the chaos, forced to change and reform to fit the new world. There were many races within the Far Ul, diversified by the species’ shape-shifting abilities. There were giants, fey creatures like centaurs and fairies, Onear, Okemenel, Rhovari, Loss’kelvar and Orun, and waith, among many others. The Far Ul had, at large, developed language and cultures among all these races. There were tribes and small, growing cities throughout the world’s reachable continents. These cultures commonly held beliefs supporting the stability of the natural world around them, <text:span text:style-name="T90">but these beliefs were tested with the disastrous events of the 73</text:span><text:span text:style-name="T91">rd</text:span><text:span text:style-name="T90"> and 72</text:span><text:span text:style-name="T91">nd</text:span><text:span text:style-name="T90"> millennia BBT. Their gods vanished from the world, ripped away by Hera’roilya and Corilya. </text:span><text:span text:style-name="T92">Their stability was ruined. Many of these cultures fell with their gods. </text:span><text:span text:style-name="T93">They disintegrated, the only survivors those that left society and took on a nomadic lifestyle of small, roving bands. Their long-held practices of agriculture failed, and they had to resort to the more ancient way of hunting and gathering from wide swathes of territory. </text:span><text:span text:style-name="T94">This was the way of the brunt of the Far Ul during, and after, the Usada.</text:span></text:p>
      <text:p text:style-name="P8"/>
      <text:p text:style-name="P2">-Of the Waith Uso little remained. Almost all had refused Eres’s calls to return to Uruzil, and m<text:span text:style-name="T18">ost</text:span> had perished in the Usada. Some, though, remained. In the days leading up to the Ora Lupei, Eres had sent out a small host of Ariel to protect the Waith Uso in Lunima <text:span text:style-name="T18">and elsewhere</text:span>. Among those Ariel was one of her finest students, Linarata. Linarata’s power protected the Waith Uso that she could reach, however she alone succeeded among the Ariel tasked there. Saeronder perished with the greatest cities of the Waith Uso, but with Linarata was Saeronder’s great-granddaughter, Reinien, then Queen of the Waith Uso, and her daughter, <text:bookmark-start text:name="_Hlk496178204"/>Enalië<text:bookmark-end text:name="_Hlk496178204"/>. After the Usada, Linarata and Reinien regrouped the few Waith Uso that remained, sent many to travel the Lunima in search of survivors, of which few were found. The Waith Uso took on a new name around this time; Waith Akh, or End People. <text:span text:style-name="T19">In time, the Waith Akh rebuilt their city on the western coast of Lunima. They gave it the name Metimacopa, meaning new haven. To the west hung</text:span> the fiery origin of the Usada that reeled in the sky, <text:span text:style-name="T19">and to the east </text:span><text:soft-page-break/><text:span text:style-name="T19">was the mighty wall of the storm. Metimacopa was rebuilt on the ruins of the old city, protected by the shield of Linarata.</text:span></text:p>
      <text:p text:style-name="P4">-The Silver City <text:span text:style-name="T22">sat</text:span> under a gray cloud of grief. The Waith Rhun <text:span text:style-name="T22">were</text:span> held in a perpetually solemn mind, their emotions crushed by the Usada <text:span text:style-name="T22">above</text:span>. <text:span text:style-name="T20">One among them, Iulian, stepped up to replace Ralun, and he led the storm-bashed towers of Rinadure as best he thought possible. </text:span><text:span text:style-name="T95">His magic perpetuated the agriculture of Rinadure’s hinterlands and warmed the freezing region.</text:span></text:p>
      <text:p text:style-name="P4">-<text:span text:style-name="T49">The few remnants of the Loss’kelvar in Luazil are in shambles. Those that were dead returned to Keleshe as Agash’Kelesh was released, and </text:span><text:span text:style-name="T51">now</text:span><text:span text:style-name="T49"> she was shattered once again. </text:span><text:span text:style-name="T96">Those that survived found themselves challenged by the terrors of the Usada like all the other Far Ul. They were resigned to bands of hunter-gatherers, their tribes forced to migrate and roam.</text:span></text:p>
      <text:p text:style-name="P5"><text:span text:style-name="T49">-</text:span><text:span text:style-name="T73">The Orun in the bowl of the world were devastated. The reshaping of the world destroyed much of their civilization, including their great city of Iluy. Many of the Orun were killed by the earthquakes, fires, and poisonous air. </text:span><text:span text:style-name="T48">Anu Kahn, the Akobi, was killed before she was ever masked. In later generations, she would also be known as Kosoro Kahn, the Unspoken, as future Akobi could not get her council in the Ayekiri caverns. The Alagidi was also killed, but his apprentice, </text:span><text:span text:style-name="T55">Beko</text:span><text:span text:style-name="T98">,</text:span><text:span text:style-name="T48"> lived to continue the tradition.</text:span></text:p>
      <text:p text:style-name="P5"><text:tab/><text:span text:style-name="T98">As the earth shook in horrible quakes, and the walls of the world crumbled into great pits of fire, steam surged over all of Yanrin, Yaltali, Kijikiji, and Ka. The world around the Orun seemed to plummet into the stars themselves, and the priests called out the fury of Ina, who they believed was pulling the world from Otit’s grasp. The streets were filled with screams as </text:span><text:span text:style-name="T55">Beko</text:span><text:span text:style-name="T98"> stumbled from the crumbling temple atop Teniayo. Anu Kahn had been inside. </text:span><text:span text:style-name="T55">Beko</text:span><text:span text:style-name="T98"> had seen the stones fall upon her and crush her and his master. He had rushed down the halls, coughing as the dust choked him, to the chamber of the Wonak. The chamber was still intact, thank So. The Wonak were gathering the sacred tablets carrying the history and the decrees of Dzuzzun Kahn and Ekai Kahn after him, and those few of Anu Kahn who had just perished. </text:span><text:span text:style-name="T55">Beko</text:span><text:span text:style-name="T98"> gathered as many tablets as he could and followed the others—no, he was their leader now that his master was dead. They followed him. He had to survive. He had to find the next Akobi. It was up to him.</text:span></text:p>
      <text:p text:style-name="P5"><text:span text:style-name="T98"><text:tab/>Beko led the others of the Wonak towards the tunnels—Ayekiri may not exist anymore, the passages may have caved, but it was the task of the Wonak to preserve the heritage of the Akobi, and the Masks were deep in the caverns. Collapsed or not, Beko had to delve into the depths. The path behind him gave out, crumbling down the mountainside and taking some of the Wonak with it. They screamed, but the sudden cracking from all around them took Beko’s attention—the mountain was coming down. He called to the other, “Into the caves! We must get into the caves!” He stood to the side and pushed the others ahead of him beneath the archway that led to </text:span><text:span text:style-name="T99">Isinku. He followed, passing under the stone just as another jolt brought the massive archway tumbling down behind him. The </text:span><text:soft-page-break/><text:span text:style-name="T99">tunnels plunged into darkness. Beko whispered a prayer to Oor, and a twinkling light burst to life in front of him, but quickly blinked and fluttered out. The gods </text:span><text:span text:style-name="T56">were distant. Something was wrong—more wrong than a simple earthquake</text:span><text:span text:style-name="T99">. Beko and the others of the Wonak began the journey into the heart of the mountain. It would be weeks before they reached Isinku—this was the path meant for Anu Kahn alone, yet they had no choice but to trod it. They continued into the screeching blackness.</text:span></text:p>
      <text:p text:style-name="P5"><text:span text:style-name="T99"><text:tab/>The way to Isinku remained intact, though the ancient path of the Akobi was cracked and the art along the walls disfigured. The mountain remained strong. Beko rushed towards the center of the massive stepped crystal temple as the others laid down their burdens around the entrance. Beko climbed down the many steps to the heart of the chamber—the heart of the mountain. Upon a crystal pillar were the three masks—that of Ajalu, held safely inside the crystal, that of Dzuzzun, blood-red against the crystal surface, and that of Ekai Kahn next to it. They were safe. Beko felt the horrible realization of what had happened sink in. Teniayo was ruined. Ina had gotten her revenge, and the Orun had paid for it. May the So save them, and may some yet live outside. He heard a voice, sharp in his mind, “I can feel your terror. Your pain. The kingdom I created has fallen, but the ideals that I wrote in blood and stone will not die so easily. The gods have been struck, pulled away from us, but they still live. They are weakened. It is up to us—up to you—to preserve the rightful order.” Dzuzzun’s eyes pulsed bright blue. “</text:span><text:span text:style-name="T100">Find an Akobi. That is your task.”</text:span></text:p>
      <text:p text:style-name="P6"><text:span text:style-name="T99"><text:tab/>When Beko left the safety of Isinku years </text:span><text:span text:style-name="T100">later</text:span><text:span text:style-name="T99">, the world was changed. </text:span><text:span text:style-name="T100">Fiery arms stretched through the sky, but the days were getting colder. Dark clouds obscured the stars and the sun, and the days grew cold. Beko huddled into his cloak and began his journey.</text:span></text:p>
      <text:p text:style-name="P10"><text:s/></text:p>
      <text:p text:style-name="P5"><text:span text:style-name="T48"><text:tab/></text:span><text:span text:style-name="T73">This also weakened the population of giant predators, allowing the Orun to begin to quickly recover. </text:span><text:span text:style-name="T74">The survivors of Iluy left the ruins of the city in sorrow, and they began to rebuild in a nearby mountain valley. This new city was Ilukey. The disaster of the Usada became known as the Subu Sinu in Orun cultures.</text:span></text:p>
      <text:p text:style-name="P5"/>
      <text:p text:style-name="P12"><text:span text:style-name="T122">-</text:span><text:span text:style-name="T140">The Vanhar felt the earth rock and crack. Earthquakes damaged their cities and the tunnels of the Morinuin, but the magical Ariel cleared the wreckage. The Vanhar emerged from their tunnels and witnessed the birth of the Usada, the sudden growth of the world-wide hurricane of volcanic ash. In short time, the disaster in the atmosphere made their efforts of agriculture nonviable. The Ariel had to move quickly to save their people. The atta Col and </text:span><text:span text:style-name="T128">Rautiel</text:span><text:span text:style-name="T140"> used their magic to create new types of crops: plants that, instead of drawing energy from light drew energy from the magic seeping through the world. The biological structures necessary for this feat are far too complex to evolve on a reasonable timescale, but with the help of the intelligent design of the Vanhar Ariel, the </text:span><text:soft-page-break/><text:span text:style-name="T140">peoples of the deep were able to start their agriculture anew. </text:span><text:span text:style-name="T141">Over the next many millenia, until the end of the Usada, the cities of Undutalath and Lumiria were joined with many others</text:span><text:span text:style-name="T144">. The Vanhar, in a way, prospered and grew. The caves of the Morinuin made it difficult for one city to rule over the others, and as natural disagreements grew the many cities of the Morinuin separated into independent states led by powerful mages. </text:span><text:span text:style-name="T145">In time, a life in the dark changed the Vanhar. Their mild shapeshifting abilities adapted their bodies to a new default of living in the caves.</text:span></text:p>
      <text:p text:style-name="P39"/>
      <text:p text:style-name="P40">70,800 BBT – The astar begin to build granaries to store food collectively. It is around this time that their beliefs in spirits begin to develop as well.</text:p>
      <text:p text:style-name="P41"/>
      <text:p text:style-name="P13">70,000 BBT— <text:span text:style-name="T23">Herya’rosintilya emerged from the storm around Rinadure as a great bird, his wide blue wings shining like the light of Celcerul. He came to Iulian in the old temple-citadel of Guire and Selor, for Herya’rosintilya felt pity for the Waith Rhun. They were an old race that, upon grasping power for the first time, had fallen from grace and dragged the world with them. Herya’rosintilya guided Iulian with his infinite knowledge and helped him follow in Guire’s footsteps: to prepare the world for the astar and those that would emerge after them.</text:span> In a glorious memory of the ancient times, the Ariel of the Waith Rhun gather in the north and raise great Vitol mountains with their magic, <text:span text:style-name="T24">creating caverns and grottoes to shield the northern animals and fey creatures from the storms.</text:span></text:p>
      <text:p text:style-name="P2">-Hera’rocoia <text:span text:style-name="T42">spoke to Selor in her new form. Hera’rocoia knew of her desire to pass the knowledge of the Waith onto those who were worthy in the coming ages, but she could not do so in her current state in Andolem.</text:span> <text:span text:style-name="T25">She wished to serve as a councilor to those that would seek her out, but the Andolem holds all things jealously. The Black Door of Eres would let nothing escape its shadows.</text:span> <text:span text:style-name="T21">The Shard sought out a solution: he spoke</text:span> to Herya’rosintilya in Rinadure to learn of a way to release Selor from the shadows of the Andolem. Hera’rocoia spent many years in Rinadure with Herya’rosintilya. During this time, the two Shards worked together to clear the pain from the Silver City, washing the grief from the wound of the Waith Rhun. The city shone again, though in a different way. The light of the fire in the sky danced along the buildings and towers, and the Waith Rhun looked upon the disaster through the eyes of beauty, led by Iulian the Graceful. Herya’rosintilya retreated to a secret grove in the Vitol range and looked over the hidden city from then on, leaving Hera’rocoia with the knowledge he wished for: Selor could <text:span text:style-name="T26">never be truly freed from Andolem’s grasp, but she could transcend it. The four natural Anariima, together, could allow Selor to exist outside of space or time, and thus outside of Andolem.</text:span> With this, Hera’rocoia begins his quest. First, he looks to Taregil and Arangil in the sky, unable to be reached <text:span text:style-name="T26">but by those who would not use them. He would have to think long about how to acquire them.</text:span> Of Corilya Hera’rocoia was troubled, for the Anariima had been sacrificed in the <text:soft-page-break/>creation of the Ethereal Realm. The last Anariima was Onsinta, possessed still by Vash Bash the Damned within the Andolem. <text:span text:style-name="T26">There was only one being that could not be fettered by Andolem: Naa’roleith</text:span>. <text:span text:style-name="T27">Hera’rocoia spoke the The Shard of chaos and asked him to delve into the shadows in search of Vash Bash the Damned and of Onsinta. Only a sliver of Onsinta was needed, by any means necessary.</text:span></text:p>
      <text:p text:style-name="P2">-As the Waith Akh learned to live in their new environment destroyed by the Usada, Metimacopa grew. A new generation of Waith Akh came from the old, hinting at the hope that the Waith Akh may yet survive the desolation. Linarata was saddened, though, for long she reached to her old friends with her mind, but never did she receive response. While she believed the Waith Akh were the last of the Waith in Perakor, she found hope in the idea that the city of Rinadure remained. Word had reached Lunima during the Ora Lupei of the aid of Ralun and the Waith Rhun—Linarata could only hope the city remained. In the many dark days that Linarata looked upwards, hoping to see the Celcerul through the ash, she was graced with the sight of Taregil and Arangil. The sight of Linarata was the sharpest of all the Waith at that time, and even through the smog could she spy the two Anariimas’ glow. With her power, she granted the eternal sight of the Anariima to her people, and they knew it as the Blessing of Linarata. Wherever they were, they could see the light of the Anariima in the sky or on the horizon come death or the destruction of the stars.</text:p>
      <text:p text:style-name="P7">-<text:span text:style-name="T100">Three thousand years had passed, but Beko still searched. </text:span><text:span text:style-name="T101">The Alagidi was not old—</text:span><text:span text:style-name="T57">at least, he did not think of himself as old</text:span><text:span text:style-name="T58">. “</text:span><text:span text:style-name="T57">How old am I?” He thought. “Master Afol had not yet started on Anu Kahn’s mask...though I had completed my final lesson only a few years before the disaster… </text:span><text:span text:style-name="T59">t</text:span><text:span text:style-name="T57">echnically, </text:span><text:span text:style-name="T59">that makes me</text:span><text:span text:style-name="T57"> the youngest Alagidi ever, besides Dzuzzun Kahn—and he d</text:span><text:span text:style-name="T59">oesn’t</text:span><text:span text:style-name="T57"> really count, since he was his own Alagidi.” Beko had only been 10,000 when Afol was killed with Anu Kahn.</text:span><text:span text:style-name="T101"> </text:span><text:span text:style-name="T102">He was now 13,000, which was middle aged. “</text:span><text:span text:style-name="T103">Humph. Middle aged. What does that even mean? I feel like I could climb the steps to Teniayo a hundred times over!”</text:span><text:span text:style-name="T102"> Beko spoke to himself quite frequently on his journey—</text:span><text:span text:style-name="T103">the roads were no longer traveled. In fact, many of the roads had disappeared, taken back into the forests through which they passed</text:span><text:span text:style-name="T102">. The rest of the Wonak remained in Isinku, protecting the masks and the divine decrees as well as repairing the temple. </text:span><text:span text:style-name="T103">Beko had been traveling from village to village, city to city in search of the new Akobi. He had found some that claimed the divine right, though Beko knew how to feel the divine presence, and it never showed. Denying the claimants was occasionally dangerous—Beko was run out of villages more than once, and was on his knees for execution a fair share of times too. “Humph. Never would have tried that before...We need you more than ever, Akobi, wherever you are.”</text:span></text:p>
      <text:p text:style-name="P7"><text:span text:style-name="T103"><text:tab/>Beko stumbled into the next village along his road south towards Adeyemi. His wooden sandals sunk into the rocky sand. Before the Subu Sinu, the daylight would cook the desert. Over the last three millennia, the ashen skies had cooled Yanrin to the point where grasses had begun to encroach over the dunes. The desert might </text:span><text:soft-page-break/><text:span text:style-name="T103">have flourished, but </text:span><text:span text:style-name="T59">t</text:span><text:span text:style-name="T103">he Odo Iye river was practically dry. Beko glanced over his shoulder as he climbed the bluff. The once lush river basin behind him was little more than a dry savanna. Beko was there when Ade burned. The people had tried to pillage the temple stores. The Yan had stopped them. Blood had run down the temple hill and into the river, and it turned it all the more red under Ina’s fiery arms. Beko kept walking. This was his second time to Adeyemi, though he couldn’t quite remember the path. “I think...I think this was the marker. Yes, the Kokoro’s Shell. I see it!”</text:span></text:p>
      <text:p text:style-name="P7"><text:span text:style-name="T103"><text:tab/>The outskirts of Adeyemi were barren. Those that remained must have moved to the city center. “In that case,” said Beko to himself, “no one will mind if I stay in one of these houses for the night. Yes, this one looks fine.” He </text:span><text:span text:style-name="T59">made his way to a small daub cottage with a portion of its roof remaining. When he opened the door, Beko jumped back with a start—a young boy was huddled on what remained of a spun linen rug. “My goodness, child, what are you doing here? Here, I have some water.” Days passed as Beko nurtured the child back to health. It was weeks more until the child spoke. His name was Ganiyu, and his parents had been killed by thieves,</text:span><text:span text:style-name="T100"> leaving him alone in a tumbled shack in the hills of southern Yanrin. </text:span><text:span text:style-name="T104">When Ganiyu spoke of his parents’ murder, he did not cry. Beko noticed that most of all. The child shed not a single tear. “You feel pain for your parents, but also for the thieves, yes? Because you know that something happened to them, too, that drove them to commit evil under the eyes of So.” Ganiyu looked up at the Alagidi. “Them most of all,” he said. As the words left the child’s mouth, his eyes flashed a brilliant blue. Beko froze. That flash—he had seen it before, in Isinku. That was the flash of the eyes of Dzuzzun, now shining in the eyes of this child.</text:span><text:span text:style-name="T100"> As Beko set his eyes upon the child, he felt something stir inside him. </text:span><text:span text:style-name="T60">T</text:span><text:span text:style-name="T100">hose eyes carried the wisdom of ten generations. This child was what Beko searched for. This child would be the next Akobi. Beko took the child’s hand and let him from the shack.</text:span></text:p>
      <text:p text:style-name="P13"/>
      <text:p text:style-name="P13">69,000 BBT—The Blessing of Linarata led to the belief in a prophecy among the Waith Akh, that one day the Anariima would return to Tyeluum, and on that day the strife of the Waith Akh would end. Despite this prophesy, Linarata prepares for the day that she can no longer lead the Waith Akh. She begins to teach Enalië the ways of magic, and the Princess of the Waith Akh becomes the first of Saeronder’s people to become an Ariel. Enalië was the most beautiful of the Waith Akh, and from her face shone an echo of the glory of Celcerul. Her voice was soft, and her singing was renown among all the Waith Uso before the Usada. After the destruction of her people Enalië had saddened and sang naught once.</text:p>
      <text:p text:style-name="P13"/>
      <text:p text:style-name="P18"><text:span text:style-name="T45">68,560 BBT – The </text:span><text:span text:style-name="T14">Saxum-Sekami mason Cerisu constructs the Tem Keml temple. Tribes throughout the society begin building monuments, daises, caverns, and temples to worship the spirits of the world around them.</text:span></text:p>
      <text:p text:style-name="P13"/>
      <text:p text:style-name="P19"><text:soft-page-break/><text:span text:style-name="T105">67,000 BBT – Ganiyu had grown and matured under the guidance of </text:span><text:span text:style-name="T106">Beko. He was tall and lean, strong as a mighty tree of Kijikiji. Above all, Beko knew that Ganiyu was wise and compassionate, and he understood the pain of the world he had been born into. Since the onset of the Subu Sinu, the disasters had continued. The seas retreated from the land and the storms from the east never ceased. The rivers dried and the beasts vanished from the forests. The Orun were scattered and poor. It was time, knew Beko, for the Orun’s new leader. “It is time for your test, Ganiyu. To save our people from this fury of Ina, you must bring the gods back to us </text:span><text:span text:style-name="T107">and raise once again the net of Inuer</text:span><text:span text:style-name="T106">. That is what I task of you—find the gods in the realm of Nis and free them from whatever chains Ina has bound them with.</text:span><text:span text:style-name="T108"> Free the gods, and </text:span><text:span text:style-name="T61">l</text:span><text:span text:style-name="T107">ift the sky, Ganiyu!</text:span><text:span text:style-name="T106">”</text:span></text:p>
      <text:p text:style-name="P20"><text:span text:style-name="T106"><text:tab/>Ganiyu </text:span><text:span text:style-name="T62">let out a breath of steam into the cold air</text:span><text:span text:style-name="T106">. This was the greatest challenge he had faced—</text:span><text:span text:style-name="T108">that any Orun had faced.</text:span><text:span text:style-name="T106"> </text:span><text:span text:style-name="T108">Beko listened to the Akobi’s breath, felt his presence in the way that only an Alagidi knew how. He waited. Ganiyu stood, and his grizzled voice finally came: “I will cast the net of Inuer back over Ina. I will walk the steps of Otit. I will lift the sky.” Beko smiled. </text:span><text:span text:style-name="T109">Ganiyu and </text:span><text:span text:style-name="T110">Beko </text:span><text:span text:style-name="T109">set out on </text:span><text:span text:style-name="T63">their</text:span><text:span text:style-name="T109"> journey </text:span><text:span text:style-name="T63">Nis</text:span><text:span text:style-name="T109">. </text:span><text:span text:style-name="T110">Though Ganiyu knew from the legends that Nis could be found in the depths of the waves, he needed to kn</text:span><text:span text:style-name="T111">ow how to find it. He needed to ask a god. He set off to Ayekiri, and to Isinku.</text:span></text:p>
      <text:p text:style-name="P21"><text:span text:style-name="T111"><text:tab/>The dry hills led to rocky slopes which in turn led to the barren highlands of the Daabobo rain shadow. </text:span><text:span text:style-name="T109">As </text:span><text:span text:style-name="T64">they</text:span><text:span text:style-name="T109"> </text:span><text:span text:style-name="T64">climbed</text:span><text:span text:style-name="T109"> the hills of the Daabobo </text:span><text:span text:style-name="T64">the pair</text:span><text:span text:style-name="T109"> came upon a dead and burned forest. Ash clogged the air between the blackened trees, and the foul stench of death surrounded Ganiyu as he entered. </text:span><text:span text:style-name="T111">Beko huffed and shivered, “</text:span><text:span text:style-name="T109">This forest </text:span><text:span text:style-name="T111">is cursed. Evil spirits roam here.”</text:span><text:span text:style-name="T109"> Ganiyu could feel them near him, watching. They crept closer, </text:span><text:span text:style-name="T111">and their forms could be made out from the ash—dark, horrible shapes.</text:span></text:p>
      <text:p text:style-name="P21"><text:span text:style-name="T109"><text:tab/>A screech from beyond the ash frightened the wraiths, and Ganiyu spun to the sight of a pearly ajejo, almost ethereal. Its mane moved as if in a current of water, its eyes were thin and milky. They blinked at him, and it flew quickly into the thick of the forest. Ganiyu rushed to follow, knowing that the ajejo was a messenger of the gods themselves. “</text:span><text:span text:style-name="T111">Ganiyu, wait!</text:span><text:span text:style-name="T109">” </text:span><text:span text:style-name="T111">cried Beko, now far behind the young Akobi. </text:span><text:span text:style-name="T64">The gods</text:span><text:span text:style-name="T109"> knew </text:span><text:span text:style-name="T111">that </text:span><text:span text:style-name="T64">Ganiyu</text:span><text:span text:style-name="T109"> sought to help them and free them from whatever prison they were in. He sprinted over burned logs and slid down ashen bluffs, following the swift ajejo towards a dim blue glow rising from the ground. </text:span><text:span text:style-name="T112">He pushed through a final curtain of dead vines to a beautiful sight—a shimmering tree with blue leaves and bark whiter than snow. The ajejo curled around its base and peered towards Ganiyu. The Orun slowly stepped forward and pulled a piece of dried meat from his satchel, offering it to the dragon. He smiled as the reverent animal gently bit it from his hand. Ganiyu knelt below the light of the tree of Selor and pressed his hands against its bark, feeling its life and hearing its words. Selor spoke to Ganiyu:</text:span></text:p>
      <text:p text:style-name="P21"><text:span text:style-name="T112"><text:tab/>“You seek to free your gods, to free your people from the disaster that has befallen them. I can help you, but you must first understand the wind that blow</text:span><text:span text:style-name="T113">s</text:span><text:span text:style-name="T112"> through your hair and the waves the crash upon the shore, the earth that quakes beneath your feet </text:span><text:span text:style-name="T113">and the fire that burns in your heart, the time that grinds your bones to dust and </text:span><text:soft-page-break/><text:span text:style-name="T113">the spirit that binds you. Ganiyu, I shall reveal to you the secrets of your divine spirit and how to command it. You will be the most powerful of the Orun, for you will wield the powers of the gods in their names. Learn, now, your true potential!” As she finished, she awakened within Ganiyu the simtir cada, the arcane sense.</text:span><text:span text:style-name="T112"> </text:span><text:span text:style-name="T113">In that instant, Ganiyu began to truly feel the energy that flowed through him, the spirit that bound him to the world. </text:span><text:span text:style-name="T114">Selor continued, “This power is yours to keep, </text:span><text:span text:style-name="T115">and it will be given to those of your blood. Mastery over your soul will not come easily; it will come in time, growing with you and with your people. Go, now, Ganiyu, and take this dragon with you as your guide. She is Tosonai.”</text:span></text:p>
      <text:p text:style-name="P22"><text:span text:style-name="T115"><text:tab/>Ganiyu separated from Selor, dazed by the experience. He stood shakily and looked towards the ajejo, Tosonai. “You’re with me, then?” </text:span><text:span text:style-name="T116">Tosonai tilted her head, then, after a pause, floated towards the young Akobi. Ganiyu stroked her mane and felt her nuzzle under his arm. He smiled, and swung over her shoulders. </text:span><text:span text:style-name="T117">Beko tumbled into the clearing. Coughing, he saw Ganiyu climb onto Tosonai. “Ganiyu, wait a moment, will you? Ajejo are temperamental--”</text:span><text:span text:style-name="T116"> Huffing, Tosonai lept into the air, and Ganiyu felt the ash whip past his face as they flew higher and higher into the sky. </text:span><text:span text:style-name="T110">The hills vanished into the shadow of the mountain, and the mountain vanished into the shadow of the clouds. </text:span><text:span text:style-name="T117">They burst from the ceiling of the poisonous cloud and leveled off. </text:span><text:span text:style-name="T65">Ganiyu laughed, amazed as he clung to Tosonai’s mane. The southern expanse of the Daabobo rose above the clouds, and to the north the ash swirled around the gargantuan trees of Kijikiji. The Akobi saw the trials ahead of him: the canopy of Kijikiji was dark, and</text:span><text:span text:style-name="T116"> the clouds arced with red lightning. </text:span><text:span text:style-name="T117">They would undoubtedly have to pass through to reach Nis at the sea, but first they had to seek council below the earth. Tosonai took them down into the forest once more, and they joined with Beko.</text:span></text:p>
      <text:p text:style-name="P22"><text:span text:style-name="T117"><text:tab/>Ganiyu told Beko of his experience with Selor as they continued up the mountain slopes. Neither had any idea of what to make of it, but Ganiyu knew that he felt different. He felt new, connected more than ever with the world around him. After weeks of climbing, the trio found their first destination.</text:span><text:span text:style-name="T111"> Nestled in the rocks were the great Doors of the Queen, a stone archway carved uncounted millennia before the Subu Sinu, now toppled. The doorway to Ayekiri was blocked by tonnes of stone. Beko sighed and sat on a nearby rock. “The next nearest entrance to Isinku is north, fifteen days. We can camp here for the night, though.” </text:span><text:span text:style-name="T117">Tosonai floated towards Ganiyu and nudged his arm forward. Her milky almond eyes looked at him expectantly, unblinking. Ganiyu turned to Beko, “I think this is where we are supposed to be. I think we can find a way to enter.” He twisted to face the doorway. “I think I can lift the stone.”</text:span></text:p>
      <text:p text:style-name="P23"><text:tab/>“Hah!” Beko smiled, “Lift the stone? Akobi, you can’t be serious. Perhaps once you are Ohun, but <text:span text:style-name="T81">your strength is surely not yet there.”</text:span></text:p>
      <text:p text:style-name="P24"><text:span text:style-name="T117"><text:tab/>-</text:span><text:span text:style-name="T81">Journey to Isinku. The Wonak </text:span><text:span text:style-name="T118">are </text:span><text:span text:style-name="T66">few</text:span><text:span text:style-name="T118">! One of them freed Ajalu from his crystal prison in hope of the wisdom of the gods. He put on the mask, and Ajalu took over his body. He killed some of the other Wonak before escaping. Beko takes the youngest Wonak as his apprentice, Ganiyu listens to the wisdom of Dzuzzun and </text:span><text:span text:style-name="T119">Ekai Kahn, who tell him that only gods and dead can enter Nis.</text:span></text:p>
      <text:p text:style-name="P25"><text:soft-page-break/><text:tab/>-Thus begins Ganiyu’s journey and the journeys of the other Wonak throughout the land. Ganiyu sends them to deliver his message and strategy to the villages and cities of the Orun. He tells them to follow the water. One generation to the next they must follow the water as it retreats. Once the seas are at their lowest point, if Ganiyu had proven himself a god, then the doorway to Nis would reveal itself <text:s/>where once there was the bottom of the sea.</text:p>
      <text:p text:style-name="P25"><text:tab/>-The Wonak spread themselves throughout the land, acting as prophets for Ganiyu. They tell of his prophecy: follow the water, generation to generation, until it stops retreating. It is then that the Wonak must leave and Ganiyu will clear the sky and free the other gods. Once the gods are free, Kun will rage against Ina and the seas will burst forth. The Orun must return to their old homes before that happens, else they will all perish to Kun’s wrath.</text:p>
      <text:p text:style-name="P47"><text:span text:style-name="T142"><text:tab/>-</text:span><text:span text:style-name="T143">Over the next </text:span><text:span text:style-name="T129">12 thousand years (67 – 55), Ganiyu aids the Orun and battles with Ajalu along the way. There are setbacks and triumphs, destruction and new life. Ganiyu attempts to defeat Ajalu too early and is almost destroyed. He works harder as the final day approaches—the day of the lowest sea (prophesied by Ekai Kahn and Dzuzzun). On that day, Beko and the other Wonak return to Isinku and Ganiyu is masked as So Kahn in reference to the god So, protector of civilization. So Kahn defeats Ajalu in a mighty battle in front of the doors of Nis and Ajalu is defeated. So Kahn enters Nis, </text:span><text:span text:style-name="T130">projecting</text:span><text:span text:style-name="T131"> into Corilya, </text:span><text:span text:style-name="T129">and finds the gods trapped by the fiery chains of Ina. So Kahn breaks the chains and frees the gods, but he learns of a more permanent separation between gods and mortals—the separation of Corilya and the Mediul (though not in those terms). From this point on, the gods will no longer walk among the Orun. </text:span><text:span text:style-name="T132">They will have to teach mortals to channel their power on their own. Divine magic is forever changed.</text:span></text:p>
      <text:p text:style-name="P26"/>
      <text:p text:style-name="P27"/>
      <text:p text:style-name="P28"/>
      <text:p text:style-name="P29">65,000 BBT – Naa’roleith returned to Hera’rocoia from Andolem. With him he had not only a cord of Onsinta, but of Corilya as well.</text:p>
      <text:p text:style-name="P13"/>
      <text:p text:style-name="P30">5<text:span text:style-name="T5">9</text:span>,<text:span text:style-name="T15">68</text:span>0 BBT—The astar begin to use <text:span text:style-name="T15">rough </text:span>symbols to record <text:span text:style-name="T15">rhythms and songs</text:span>, the first sense of a written history of the world. <text:span text:style-name="T15">These symbols are inconsistent and temporary, but they are a sign of progression.</text:span></text:p>
      <text:p text:style-name="P13"/>
      <text:p text:style-name="P31"><text:span text:style-name="T16">56,000 BBT--</text:span><text:span text:style-name="T75">A girl is born to a hunter within the Eldhja tribe of the western rock. It came to pass that the first winter of her life brought a horrible blizzard to the tribe, and in that blizzard a pack of ulatros encircled their tent. She escaped death by the ulatros, </text:span><text:span text:style-name="T76">though she did not understand why they left her along. </text:span><text:span text:style-name="T52">H</text:span><text:span text:style-name="T75">er family fared worse. </text:span><text:span text:style-name="T76">As the years passed following the death of her family, she began to know a voice in her mind. The voice protected her, helping her avoid death. </text:span><text:span text:style-name="T75">Later in life she evaded a plague, after that a tribe war. She tamed an ulatros and learned to ride it—the first to ever do so. She was Nixia, the Tamer of Death, descended from Leilom herself. She was fearless </text:span><text:soft-page-break/><text:span text:style-name="T75">and skilled, though she belonged to no tribe. She traveled the region, learning the stories of the other tribes and visiting the sacred places of the spirits in Yfanald. She defied death everywhere she went—catastrophes followed her, but she saved those they would kill. She was confident and arrogant—and this frustrated Hera’roba. He appeared to her as a dead wolf with eyes bleeding golden light. He feigned to praise her for avoiding him, the spirit of death itself, and gave unto her a challenge: if she could give him a gift worthy of the spirit of death, then he in turn would give a gift to the astar that would stave off their unyielding destruction. Nixia smiled, and cleverly turned the wolf’s suggestion: such a gift would take time to find, surely the spirit of death could take away death from her until such a gift is found. Hera’roba agreed, and he gave her an ageless life until she found for him the gift: but Nixia must promise that she would actively seek the end of their bargain. The astar agreed to this promise: and her story began in earnest. </text:span><text:span text:style-name="T77">Many years of traveling passed before Nixia decided on a gift worthy of the Spirit of Death himself. It was the voice in her mind that prodded her towards it:</text:span><text:span text:style-name="T75"> Nixia traveled through the storm’s wall and up the steep mountain slopes to the ancient Tem Keml temple, where she would make her preparations. From there, she worked for many generations to bring the tribes of the astar to her heel, united under one purpose.</text:span><text:span text:style-name="T16"> She would pluck the very stars from the sky. </text:span><text:span text:style-name="T78">Nixia began</text:span><text:span text:style-name="T16"> to construct a mighty tower from the mountain top. </text:span><text:span text:style-name="T77">Hera’rocoia looked down upon the astar building the tower to the stars. He smiled, and realized his goal would soon be achieved.</text:span></text:p>
      <text:p text:style-name="P13"/>
      <text:p text:style-name="P32"><text:span text:style-name="T5">55</text:span>,000 BBT—<text:span text:style-name="T16">Nixia s</text:span>tands at the top of the Astalena, the mighty tower at the center of <text:span text:style-name="T4">her new tribal city,</text:span> Ithalas. <text:span text:style-name="T28">She had taken upon herself the title of </text:span><text:span text:style-name="T46">inga-shaman</text:span><text:span text:style-name="T28"> for her new tribe, had many children, and lived powerfully.</text:span> <text:span text:style-name="T16">Nixia</text:span> brought <text:span text:style-name="T4">many of the</text:span> astar <text:span text:style-name="T5">tribes </text:span>together <text:span text:style-name="T29">and watched</text:span> over the <text:span text:style-name="T4">region</text:span>. <text:span text:style-name="T82">When the Astalena had been raised to such heights that it jabbed like a spear into the ashen clouds of the Usada, Nixia encountered a swirling being circumventing the tower’s precipice, seemingly waiting for her. She climbed from the carved stairs and called out to the clouds, “What spirit are you, that lives among these dark plumes?” For many seconds Nixia heard only the whistling of the wind, but as she listened she uncovered the whispers that the wind hid.</text:span></text:p>
      <text:p text:style-name="P32"><text:tab/>“<text:span text:style-name="T82">I am the spirit of the ash and the smog, the spirit that chokes and buries.” The swirling, incorporeal being revealed itself to Nixia then, showing its burned and blackened form. Its body seemed cored with charcoal and padded with soot and smoke, its eyes were points of light in an otherwise </text:span><text:span text:style-name="T83">empty oval face. The spirits arms were twisted blackened boughs ending in fingers like burned twigs, and its lower-half vanished into a whirling mass of smog. “You have entered my domain, and here I will kill you.”</text:span></text:p>
      <text:p text:style-name="P32"><text:tab/><text:span text:style-name="T83">Nixia stood her ground. “I have paid my respects to you, spirit, in ritual. Was this not enough?” The clouds laughed a deep, hollow sound.</text:span></text:p>
      <text:p text:style-name="P33"><text:tab/>“<text:span text:style-name="T83">Enough? I could bury the world, steal the breath of all beings and throttle their spirits and yet I would still hunger. I am insatiable.” The spirit dipped into the cloud, once more out of Nixia’s sight. The shaman spun, searching for the spirit in the clouds. She knew that this spirit was powerful—the rituals of the astar spoke often of the spirit </text:span><text:soft-page-break/><text:span text:style-name="T83">of the dark ashen clouds, its anger, its power, and its secrets. “To pass through me is to wish for death, Nixia Who Fears Not.”</text:span></text:p>
      <text:p text:style-name="P34"><text:tab/>Nixia closed her eyes and sat in the center of the tower’s platform. She carried out the shamans, passed down generations, to commune with the spirits in their own realm. She burned the necessary herbs and inhaled their fumes, feeling herself lift away and separate from the tower below her. She opened her eyes and saw the true form of the spirit she spoke to. The spirit of the smog was sprawling, voluminous beyond the edges of her sight, and coursing with crackling power. Its face was in front of her, its two pinpoint eyes now swollen to the size of mastodons. Its eyes were filled with swimming visions of flames and horror, though distantly they also held a frightening beauty. This is what Nixia clung to. “You bury the world in your black snows, yet the trees rise up in new sprouts taller than ever before. You consume all below you because you cannot consume what is above. You are afraid, yes, of the secret you hide behind you. I am not afraid of the stars, and I shall prove it to you as I will prove to the spirit of death itself. A coward should not stand in the way of the brave because the coward fears what the brave seeks.”</text:p>
      <text:p text:style-name="P33"><text:tab/><text:span text:style-name="T83">The eyes grew larger in front of Nixia. “</text:span><text:span text:style-name="T70">Insolent fool. I have the power to strike down your tower if I wish!” The smog’s voice was thunder around Nixia. The shimmering, warped reality of the spirit world shuddered and pulsed with the shouting of the smog.</text:span></text:p>
      <text:p text:style-name="P35"><text:tab/>“Strike me down and you shall never know the stars as you could. I will pull the stars from the sky, and then even you will benefit from their light. Do you not wish to peer upon the stars here upon the world, instead of high over us? Let me pass, and this will be the truth, in time.”</text:p>
      <text:p text:style-name="P35"><text:tab/>The spirit seemed to ponder long, though Nixia knew she had convinced it. It answered: “I feel that what you say is true, and that I will come to know the stars far more than even you! Eventually, I must come to claim them. Yes, I shall allow you to pass, for your work will all be mine, I foresee.”</text:p>
      <text:p text:style-name="P32"><text:tab/>As the Astalena gr<text:span text:style-name="T29">ew</text:span> taller, it pierce<text:span text:style-name="T29">d</text:span> the smog and ash that choked the skies of the world, <text:span text:style-name="T16">and</text:span> <text:span text:style-name="T16">w</text:span>hen <text:span text:style-name="T16">Nixia</text:span> first peer<text:span text:style-name="T29">ed</text:span> out upon the spilled Universe <text:span text:style-name="T29">when the tower was tall enough, she saw</text:span> the sky full of color and light <text:span text:style-name="T29">and gasped</text:span>, “Coi’il deno’Nuinen!” With this phrase, she name<text:span text:style-name="T29">d</text:span> the world Nuinen, or “Land Beneath the Night Sky”. <text:span text:style-name="T16">Nixia</text:span> call<text:span text:style-name="T29">ed</text:span> to her <text:span text:style-name="T29">children</text:span> and her followers to stand upon the peak of Ithalas, and they too see the stars and lights. <text:span text:style-name="T16">Nixia</text:span> sp<text:span text:style-name="T29">oke</text:span> an oath on the light of the stars above her, on the names of <text:span text:style-name="T5">the spirits of </text:span>Death and Life, that she would give her peoples the means to live under the stars, free of the ash. <text:span text:style-name="T32">In her lifetime already the astar had come strides. The mountains and valleys had yielded their secrets to the miners of the astar, who had begun to work with copper to make strong, durable tools and trinkets. Underneath their furs the astar wove early linen and woolen clothes as well, and the cities grew larger and more sophisticated. </text:span><text:span text:style-name="T84">Nixia looked down at the clouds beneath her, “You shall see, Spirit of Smog! I will bring the lower the stars until they kiss the seas!”</text:span></text:p>
      <text:p text:style-name="P13"/>
      <text:p text:style-name="P13"><text:soft-page-break/>5<text:span text:style-name="T5">4</text:span>,991 BBT—<text:span text:style-name="T16">T</text:span>he Astalena grew taller. Each day, <text:span text:style-name="T16">Nixia</text:span> stood at its peak with her children <text:span text:style-name="T4">and leaders of nearby tribes</text:span>, Mallorn, Mear, and Tirwen, and looked out over the scape. When the tower was complete, <text:span text:style-name="T16">she</text:span> studied the skies: the Anariima were there, hidden, among the stars, but she did not then know the shine and glimmer of the Queen and King. Her people had developed over thousands of years, had built this tower into the stars, and grown in peace and knowledge, but she could not find her salvation. <text:span text:style-name="T17">She did not know how to pluck the stars from the sky.</text:span> Long she thought, staring at the stars. <text:span text:style-name="T17">She would speak to them, telling them the ancient stories of her people. She knew the stars as she knew her friends, and</text:span> <text:span text:style-name="T17">finally she understood: she sang to the stars and closed her eyes—there was no trick or trap or puzzle for her to unravel at all!</text:span> She reached up, and believed. When she brought her arms down, she held Taregil in her left <text:span text:style-name="T17">hand</text:span> and Arangil in her right <text:span text:style-name="T17">hand</text:span>. When she turned around she saw <text:span text:style-name="T17">the wolf Hera’roba</text:span> once more. The Shard drew threads of the two Anariima for Hera’rocoia before speaking: “You have done as you said you would. <text:span text:style-name="T28">This truly is a gift befitting of Death, and now I shall </text:span><text:span text:style-name="T46">bestow</text:span><text:span text:style-name="T28"> my gift upon your people: the very stars which you gift to me.</text:span> Your people are strong, and they walk through the wastes of Amarth without fear, <text:span text:style-name="T28">let these stars guide them further, into the beyond</text:span>. <text:s/>Now, it is time that you walked with me.”<text:span text:style-name="T28">A</text:span>fter <text:span text:style-name="T17">Nixia</text:span> handed an Anariima to each of her sons she <text:span text:style-name="T28">left with the spirit of death</text:span>. Mear and Mallorn held council upon the Astalena with the other <text:span text:style-name="T4">elders</text:span>. The circle was eight strong; the first three being children of <text:span text:style-name="T17">Nixia</text:span>.</text:p>
      <text:p text:style-name="P42">First and most known there was Mallorn, second son of <text:span text:style-name="T28">Nixia</text:span>. Mallorn was tall, with hair of shining silver. Mallorn was ever in love with the sky, and could oft be seen upon the height of the Astalena with Faranwe, his dear friend. He followed closely to <text:span text:style-name="T28">Nixia</text:span> always, and learned to believe in the power of the <text:span text:style-name="T28">astar</text:span> more than anything. The astar were the font of all Mallorn’s love, and he gave his love back to them. Mallorn wanted naught but to save his people from the harsh scape of Amarth and deliver them to green lands to the south, rumored to him by his mother. He was strong and fiery of heart, but reckless and quick to judge.</text:p>
      <text:p text:style-name="P42">Second was Mear, first son of <text:span text:style-name="T28">Nixia</text:span>. <text:span text:style-name="T28">Mear</text:span> was tall as his brother, but dark of hair and bright of eyes. Mear was ever competing with Mallorn to win his mother’s praise, and he did so with great study into the means of helping the astar. While the others saw the Usada as an evil of the past, Mear saw it as the driving force of progress. Without the harsh environment, <text:span text:style-name="T28">Nixia</text:span> would never have built her determination to continue forward towards the sky. Mear wanted to understand how to harness the power of the Usada to not only teach the future astar of their origin, but to give them an everlasting power into the future. He saw the ash, the thunder, the fire in the sky as a force that could be tamed and used. He sought dominion over the sky, the earth, and the seas above all else to lead the astar forward. Mear was much like his brother Mallorn, and all could see this. He was passionate, strong, and swift. His mind was keen and his heart powerful. Mear was wiser than Mallorn, though, and softer of temper.</text:p>
      <text:p text:style-name="P42">Third was Tirwen, the third child <text:span text:style-name="T28">of Nixia</text:span>. Tirwen oft took the forefront of conflict. She was strong of will and strong of heart, and she was the fairest of the <text:soft-page-break/>children. Tirwen took most easily to counsel by the other followers, but in her anger could be unpredictable. Tirwen was the most ferocious, but also the most loving of the three children, and it was ever in her heart to protect those she loved. She was as a fire, chaotic in her mind but rigid yet in her beliefs. After <text:span text:style-name="T29">Nixia</text:span>’s death, Tirwen took to be the <text:span text:style-name="T29">inga-shaman</text:span> of the astar in Ithalas, <text:span text:style-name="T29">and she took on the name of her mother as Tirwen-Nixia</text:span>.</text:p>
      <text:p text:style-name="P42">The others <text:span text:style-name="T29">being </text:span>followers of <text:span text:style-name="T35">Nixia</text:span>:</text:p>
      <text:p text:style-name="P43">Faranwe, Chaser of Destiny. Youngest of the Counsel of <text:span text:style-name="T29">Nixia</text:span>, Faranwe was light of presence. Often, he could pass without others noticing, for he rarely spoke out or made himself evident. He was oft lost in his mind, for fleeting is his hold on the present. Faranwe dreamed of the future, of far off places not bleak as Amarth. A quick friend of Mallorn, Faranwe was drawn to the sky and the stars spilled forth by the shattering of Hera’roilya. The stars were endless possibilities, and each could see more of Nuinen than Faranwe ever could. For that, Faranwe wished to have the sight of the stars. Faranwe was wise in his perspective, thinking more of grand schemes than present troubles. This he would keep to himself, unless others asked of him his thoughts, which were wide and unending, for Faranwe sought knowledge more than anything, and he knew many things.</text:p>
      <text:p text:style-name="P42">Apythia, who holds many secrets but seeks many more. Dark of skin and hair, Apythia could see the truth in any situation, but keeps much of it to herself. She trusted Faranwe with much of her knowledge, and holds him close to her as kin. While Faranwe would spend much of his time with Mallorn upon the peak of the Astalena, Apythia sought always for the soft mists of the coast. For though she could not wade in the acid water, in the cold mists soothed her, and she felt she could think freely in arms of fog. She was quiet and wise, and gave not freely the secrets she knew. With then she would subtly turn conversations in her favor, for she was crafty. It was in her dreams that Apythia felt most at home, for she alone could control her dreams and use them to show hidden truths in herself: in that way she knew herself best of anyone.</text:p>
      <text:p text:style-name="P42">Leithan, who loves to free objects of their given shape and build them anew. Tall and lean, Leithan was pale of skin, hair, and eyes, though oft he was stained and painted with <text:span text:style-name="T30">ash</text:span>. Leithan is the most renown craftsman of <text:span text:style-name="T30">Ithalas</text:span>, and he alone worked with <text:span text:style-name="T30">Nixia</text:span> to plan Ithalas and construct the Astalena. The ash he mixed with earth, metals, and stones to make the hardest of brick, and it was he that was first among the elves to <text:span text:style-name="T30">perfect the shaping of</text:span> the forever-frozen ice of the north into tools and ornaments. Leithan loved his works, and forever tunneled downward in search of further mysteries under the earth. He was rough of body but sharp of mind. His temper was little, for in his work he accepted no mistakes and would punish those who made them. This made him proud, and this pride in his work and his people knew no bounds: if the astar were wronged, Leithan would show no mercy on the offender.</text:p>
      <text:p text:style-name="P42">Nalas, who forever sorrowed over the pain of the astar, lived only for the happiness in others. Sister of Karn, Nalas oft wandered the land around Ithalas, but the streets of the city were as a second home for Nalas, who would spend much time with the other <text:soft-page-break/>astar. <text:bookmark-start text:name="_Hlk501968379"/>A lover of music, the company of others, and all living things, Nalas is the friend of all but herself. Her hair was soft and dark, and she could often be sought in time of distress, for she was the counselor of many. In the eyes of all, Nalas was the softest of heart of the astar, and she couldn’t bear conflict.<text:bookmark-end text:name="_Hlk501968379"/></text:p>
      <text:p text:style-name="P42">Karn, twin brother of Nalas, was rarely found in the civilized lands of Ithalas or its surroundings. The wastes of Amarth saddened Karn, and he wanted nothing more than the soft forests and rolling hills woven in the stories of <text:span text:style-name="T35">Leilom</text:span>. He feared that the ash was killing Nalas, if not in body then in spirit. Karn was relentless in his search through the wastes, searching in vain for a sanctuary for Nalas. In this Karn showed his endless perseverance and stubbornness. Should a challenge present itself to him, Karn would work until the challenge was met. <text:s/>He rode his great elk Voronwe through the ash storms, and was a friend to all the animals.</text:p>
      <text:p text:style-name="P42">The Council of Nixia made discussion around the fate of the astar. This meeting and those after it the astar called the Omen Umbar, where long the Council deliberated. Those of the circle were divided in their thoughts—Mallorn spoke most for those who wished to take the Anariima and leave Amarth, heading south for lands yet unknown. Faranwe, Tirwen, Apythia, and Karn he had behind him, but Mear was outraged. Many thousands of years the astar spend in Amarth, building their great city of Ithalas, growing as a people. The harshness was woven into their beings now, and it was only a matter of time before their progress would lead them to a dominion and mastery of the landscape. Leithan Mear had behind him, who ever wanted to explore the earth beneath Amarth. The ground was hard and frozen, but the tools and materials reaped were uncounted an invaluable. Nalas took no side in the conflict, despite Karn’s pleas. The argument she hated, and she stepped forward to be the main mediator of the Council.</text:p>
      <text:p text:style-name="P2">-Hera’roba delivers the threads of Arangil and Taregil to Hera’rocoia wove together the threads <text:span text:style-name="T43">into a braided cord</text:span>. <text:span text:style-name="T43">He traveled to the realm of Revion where the Eye of Ehlu floated at the center of the universe. He gave the braid to the island, planting it in the dark soil. The island </text:span><text:span text:style-name="T44">used the braid to transcend all dimension</text:span><text:span text:style-name="T47">s</text:span><text:span text:style-name="T44">, including Andolem. </text:span><text:span text:style-name="T30">Naa’roleith entered</text:span> Andolem and took Selor from the shadowed Iniva, placing her upon a bed of leaves in the Eye of Ehlu <text:span text:style-name="T30">there</text:span>, for there she would be able to transcend the endless planes <text:span text:style-name="T44">upon the island</text:span>. Selor’<text:span text:style-name="T44">s roots dug into the soil and found the braid of the Anariima, and she said</text:span>: “This heart is an extension of myself, and shall serve to bear upon the worthy the power of Hera’roilya.” <text:span text:style-name="T30">She names the heart</text:span> the Imasteri, the Keeper of Knowledge. <text:span text:style-name="T146">Shadow, a Lineament of Artifex, hides the transdimensional Imasteri and Selor.</text:span></text:p>
      <text:p text:style-name="P2">-Reinien, Queen of the Waith Akh dies of age, and the title passes to her daughter Enalië. Reinien lives to see the Taregil and Arangil leave the sky, and in her final moments she is at peace believing her people’s salvation to be soon at hand.</text:p>
      <text:p text:style-name="P2">-As the Anariima are plucked from the sky, Linarata and Enalië <text:span text:style-name="T31">look north</text:span>, for by the Blessing of Linarata can their path be seen. Linarata grows into her years of waning, but in the coming of this long-awaited day she gathers her strength. <text:soft-page-break/>She and Enalië begin preparations to lead a great procession of the Waith Akh to the north.</text:p>
      <text:p text:style-name="P13"/>
      <text:p text:style-name="P13">54,990 BBT|1 YE—As the Council of Nixia continue<text:span text:style-name="T39">d</text:span> the Omen Umbar, the great ice bells of Ithalas r<text:span text:style-name="T39">a</text:span>ng out into the darkness: a host was on the horizon. Tirwen order<text:span text:style-name="T39">ed</text:span> the <text:span text:style-name="T39">warriors to stand down</text:span>, and the procession of Waith Akh enter<text:span text:style-name="T39">ed</text:span> the <text:span text:style-name="T71">hut-city</text:span>. Tirwen, flanked by Mallorn and Mear each holding an Anariima, welcome<text:span text:style-name="T39">d</text:span> Linarata and Enalië. When Linarata bathe<text:span text:style-name="T39">d</text:span> in the glory of Arangil and Taregil she gasp<text:span text:style-name="T39">ed</text:span> “Anwaië!” (It is true!). <text:span text:style-name="T121">Though the astar could not speak the language of the Waith, Linarata’s magic allowed her to know the thoughts of the astar and translate the proceedings. </text:span>The leaders of each party met, introducing themselves and their purposes. Linarata t<text:span text:style-name="T39">old</text:span> of the Waith peoples, of their heritage and their demise by the hands of the Loss’kelvar and Okemenel. She t<text:span text:style-name="T39">old</text:span> of the Ora Lupei and the Usada, but not of Hera’roilya or the origin of magic. Of magic she <text:span text:style-name="T39">did</text:span> tell, and she demonstrate<text:span text:style-name="T39">d</text:span> lightly the magic she was taught by Eres long ago. When Linarata show<text:span text:style-name="T39">ed</text:span> the Council of Nixia magic, all <text:span text:style-name="T39">were</text:span> held in awe. Each in their own mind could not believe what they saw. <text:span text:style-name="T121">To many, the Waith were masters of the spirits, or spirits themselves.</text:span> To Linarata and Enalië the astar showed the endless stars from the top of the Astalena. Enalië was in such joy when she saw the heavens that she cried the first merry tears of the Waith Akh.</text:p>
      <text:p text:style-name="P44">In this time, the most glorious moment of the meeting came: Linarata showed the astar the true power of the Anariima. Holding Arangil in her right hand and Taregil in her left, Linarata became the first of the Waith to wield two Anariima at once—and the power it gave her was magnificent. She held Arangil to the moon, and the light of Celcerul shone through it, casting ten million rays of blue light upon the clouds below. <text:span text:style-name="T121">The clouds themselves gasped, as the Spirit of the Smog was entranced by the light of Celcerul.</text:span> Linarata channeled forth her power, and <text:span text:style-name="T121">the blue light of the moon tore through</text:span> the smog and dust <text:span text:style-name="T71">over</text:span> Ithalas, and the infinite stars shone down upon the city of ice. The <text:span text:style-name="T39">snow and ice</text:span> reflected the glory of Arangil and Celcerul, and the combined peoples of the astar and Waith Akh looked upon the heavens as one. <text:span text:style-name="T121">The snowy and muddy paths of Ithalas were filled with speechless astar, and from the forests emerged slight and glowing spirits to share with the astar the wonders of the occasion. Spirits climbed the mountain slopes from all around and joined under the light of the moon.</text:span></text:p>
      <text:p text:style-name="P44">Then Linarata brought Taregil to the stars, and with it she showed those few who stood upon the peak of the Astalena the wonders of timelessness. Linarata created then three artifacts of Taregil: the Traveling Amulet to <text:span text:style-name="T38">echo the meridians of time</text:span>, the <text:span text:style-name="T38">Resurrection Sphere to call from the dead the council of the ages</text:span>, and the Chalice to grant everlasting life. To Mear she gave the Traveling Amulet, to Tirwen the <text:span text:style-name="T38">Resurrection Sphere</text:span>, and to Mallorn the Chalice. She filled the chalice with water and passed it to all. The old Waith Akh was given youth once again, and the Council of Nixia and Enalië were given beauty and endless life. With this the astar named Linarata Envintule, the Bringer of Life.</text:p>
      <text:p text:style-name="P36"><text:soft-page-break/><text:tab/><text:span text:style-name="T39">The astar were enthralled by the technology and the culture of the Waith, though did not understand much of it. Linarata showed the finely carved carts within the Waith caravan, within them tools and weapons of </text:span><text:span text:style-name="T97">copper</text:span><text:span text:style-name="T39">. She explained the writing on the clay tablets the Waith carried, and she taught the astar to read the stars as the Waith did to trace the years in their calendar. The Council of Nixia were silent as they imagined the great cities of the Waith: roads of stone and cobbles, tall buildings and towers and walls at every turn, massive halls held by beautifully carved pillars. The Waith procession saw the state of the astar, their huts and tents and the Astalena rising in the midst of the camp that was barely a city. Guire had given himself to create the astar, a legacy for the Waith people should they have been destroyed.</text:span></text:p>
      <text:p text:style-name="P36"><text:tab/>The year was dedicated to festival and jubilee, and it was named the Yenesta. Soon after the clearing of the clouds the Yenesta was marked with the first rising of the sun. The light of Celcerul gave way to the majesty of the golden light of the sun, which the elves and Waith Akh named Atarisil. <text:span text:style-name="T36">Following this</text:span>, the Waith Akh name the elves the Insilaë. During the first night after the rising of Atarisil, Enalië sings the Vahalis from the height of the Astalena while holding Arangil. Her voice echoed throughout the city and the land, for Arangil carried it far. Her voice carried with the water and the wind then, and it was heard by all those of weak spirit in the world. The Vahalis was recorded on the walls of the Astalena <text:span text:style-name="T40">in the letters of the Waith</text:span>.</text:p>
      <text:p text:style-name="P13"><text:tab/>This ends the Times of Ash alone and begins the Age of Regrowth, <text:span text:style-name="T32">Yen Envinyanta,</text:span> in the history of the world. <text:span text:style-name="T32">This time would after be known as the False Age, Yen Nauna. The Keeping of these years is afterward given up.</text:span></text:p>
      <text:p text:style-name="P13"><text:tab/><text:span text:style-name="T36">The next years were fruitful in Ithalas. Astar from the farthest tribes traveled to the city to see the Waith Akh, who shared their arts and their technologies.</text:span></text:p>
      <text:p text:style-name="P13"/>
      <text:p text:style-name="P14">Yen Envinyanta, <text:span text:style-name="T32">Yen Nauna</text:span></text:p>
      <text:p text:style-name="P15">The fires of the Usada still burn in the skies, but a glint of light shines through. Arangil and Taregil have been recovered and are held by Linarata Envintule and the astar of Ithalas. The majesty of Ithalas has been shown under the risen sun, and a golden age has dawned on the astar.</text:p>
      <text:p text:style-name="P13"/>
      <text:p text:style-name="P13">54,985 BBT|5 YE—Linarata Envintule and Enalië and three thousand of the Waith Akh accompany Mallorn, Tirwen, Faranwe, Nalas, Karn, and five-hundred of the astar on a<text:span text:style-name="T85">n </text:span>expedition. Among the astar were Astaldan, renown warrior, and Quildanon, a symbol-carver brought to ascribe the journey on ice tablets <text:span text:style-name="T33">in the symbols of the Waith Akh</text:span>. Linarata Envintule told the Council of Nixia of the city of Rinadure, the Silver City with beauty surpassing <text:span text:style-name="T33">all things</text:span>, and the Council decreed that a host search for the city. Leithan crafted ships of glittering ice to carry the travelers into the east, and the ships departed from the harbor of Metimacopa. At the prow of Linarata Envintule’s ship was Arangil, blazing through the smog. The party of explorers is named the Cestani.</text:p>
      <text:p text:style-name="P13"><text:tab/><text:span text:style-name="T38">The Resurrection Sphere and Chalice of Life remained in Ithalas, for they were too large to bring with the Cestani easily.</text:span></text:p>
      <text:p text:style-name="P13"><text:soft-page-break/></text:p>
      <text:p text:style-name="P13">54,984 BBT|6 YE—The Cestani landed on Adasol, unknowing of Rinadure’s location but for the fact that it was far east of Iniva. The land was dense and wild. The ash of the Usada stuck to the dewy plants and floated thick in the humid air of the south most parts of the continent. The constant darkness did little to sooth the nerves of the Cestani adventurers, and progress was slow. After months of trudging exploration, though, Nalas and Karn’s party passed over the mountains into what was once the Grove of Comenraan. The Grove was desecrated and burned, the lake at its center bubbled, now a boiling acid. An expansive pit fell downward from the mountains, an entrance into Comenraan’s endless caves. As the group passed through the grove they were beset upon by the Rhovari hydra Medorohm who had taken refuge in the abandoned caves. The hydra burst from the stone beneath the feet of Karn and Nalas, and its many heads devoured the Waith Akh and astar that accompanied them. Karn hoisted Nalas upon the back of Voronwe his steed and sent the elk galloping to the mountaintops.</text:p>
      <text:p text:style-name="P13"><text:tab/>Karn dodged the many heads of Medorohm, but the swift strikes of the hydra soon overpowered the elf. Medorohm slammed his body into the mountainside and sent a cascade of rocks down upon Karn, trapping him beneath them. The rocks were many and large, and the gaps between them were not unlike hallways in a maze. Karn managed to hide within the maze of rocks, though Medorohm began probing the rubble with many of his smaller heads, none any less ferocious than his seven gaping maws. Karn was weaponless, but he was swift and bright of mind. Long he explored the tunnels of the rocky maze, analyzing its structure until he dislodged a rock and bring down the stones upon Medorohm’s heads. As the Rhovari hydra wailed from its many heads, Karn called to Voronwe, and the elk stamped his hooves down upon the weak rocks of the mountain. The mountain came down upon Medorohm and sent him tumbling once again into the caves of Comenraan.</text:p>
      <text:p text:style-name="P13"><text:tab/>Nalas and Karn retreated to their camp and recounted the tale to the others of the Cestani. Linarata Envintule knew that the Grove of Comenraan was far to the west of Rinadure and Rhunendor, so the Cestani departed from that land.</text:p>
      <text:p text:style-name="P13"/>
      <text:p text:style-name="P13">54,983 BBT|7 YE—The ships of the Cestani rounded the south of Adasol and were caught in a typhoon. The storm was sudden and brutal, and the ships were unsinkable, but they were not immune to overturning. Many of the ships capsized in the harsh waters, and others became lost in the rain and the waves. Among those lost was the ship of Enalië, Queen of the Waith Akh. When the Queen’s ship was lost to the waves, Linarata Envintule was ashamed of her own fault in the protection of her student. Her decision was difficult: she could not go in search of Enalië, for that would doom the Cestani to failure in finding Rinadure—they needed her experience and knowledge of the hidden city. Linarata’s other path would be to abandon her student and queen of the Waith Akh. In that she would be betraying her people. After long thought Linarata Envintule turned away from her student, but not entirely. A ship she sent to search for the lost Ariel, captained by the Waith Akh thinker Raededir and accompanied by the astar <text:soft-page-break/>Astaldan. Those ships that made it through the storm continue through the sea that th<text:span text:style-name="T34">ey</text:span> name Airaum and land upon the large isle off the southern prominence of Rhunendor. The Cestani explore this isle that they name Erincaine for the remainder of the year.</text:p>
      <text:p text:style-name="P2">-Enalië washes up upon the shores of a small island to the south of Adasol. Her crew was killed, and the ship was shattered upon the rocks. The island was rocky and had a fey feel, covered in arches and tunnels. This island Enalië named Lónacuma, and she sat for many days upon the rough coast listening to the waves crash upon the rocks. Enalië was an Ariel, though, and new enough magic to keep her fed and healthy. She wandered the island and found its surface barren but for a small grove of trees. When the storms of the sea buffeted the island Enalië sought refuge in the caves. A powerful storm hit the island in the latter part of the season and the caves began to flood, pushing Enalië further into the island. There she stumbled upon a deep sanctuary. The water there was cold and pure, and even through its mighty depth the glittering crystals at its bottom could be seen. When Enalië stepped carefully along the slick stones a light appeared in front of her—a sapling had begun to sprout, a beautiful blue light emanating from it. The sapling grew quickly in front of her into a tall tree with leaves of luminous hues. Enalië curled herself below the boughs of the tree and slept. When Enalië woke, she heard the voice of the tree over her. The leaves whispered to her and soothed her. This was the first sprouting of a Tree of Selor in the main of the world, planted by Hera’rocoia. Enalië spoke to the Tree and learned from it the lives of Guire and Selor. Enalië made her home in that cave, and there she learned further the ways of magic that not even Linarata Envintule could know.</text:p>
      <text:p text:style-name="P13"/>
      <text:p text:style-name="P13">54,982 BBT|8 YE—The Cestani land upon the shores of Rhunendor and begin their exploration. Linarata Envintule holds aloft Arangil to banish the ash from their path, and the long journeys through the forests and mountains of Rhunendor begin.</text:p>
      <text:p text:style-name="P2">-After a year of sailing and seeking, the ship of Raededir and Astaldan land on Lónacuma. It is not long before they find Enalië and her sanctuary. Enalië tells the two of the power of the Tree and shows them the arts that she had learned. Raededir and Astaldan both speak to the Tree and become enraptured by its knowledge. They linger long on the island, learning all they can from Selor. To Raededir, though, the whispers were corrupting. Through the tree that Hera’rocoia had brought him, Vash Bash spoke to Raededir. The Waith Akh was fed lies and tales of the power by Vash Bash whom Raededir named Sana. Astaldan learned to wield his sword, carved from the ice of Amarth, with the power of magic. He became the greatest blade-wielder of the astar in that time, for he combined body and mind in his technique. Enalië became versed in the magic of sight and knowledge and wove it into her songs. Her music echoed through the arches of Lónacuma and over the waters of the sea. Her music held the secrets of the island and her premonitions, though few could see them.</text:p>
      <text:p text:style-name="P13"><text:soft-page-break/></text:p>
      <text:p text:style-name="P13">54,981 BBT|9 YE— Land bound, the adventurers of the Cestani searched ever northward into Rhunendor for the hidden city of Rinadure, but the Iantar was thick and enchanted, ever misleading the search. It was Faranwe the Dreamer wandering alone in the forest that first stumbled upon the secret stream Lencanen that led under Rinadure. He followed the water and found himself in a ravine below the city, and upon climbing the many stairs he was welcomed by the Waith Rhun. He returned to the Cestani ahead a party of tall white horses, and brought the search to an end. Iulian the Graceful welcomed the host into the city and celebrated the coming of the Waith Akh and the awakening of the astar. Introductions were made and Linarata Envintule informed Iulian of the state of Perakor and the islands the Cestani explored. She showed to him Arangil and told him of Taregil in Ithalas. Iulian was enchanted with the Anariima, and as an Ariel himself he reveled in its power. Linarata Envintule was given new life at the discovery of Rinadure and the Waith Rhun survivors. She told Iulian of her plans to bring the Waith Akh of Metimacopa from the wastes of Lunima and lead them to Rinadure. Rinadure would be given light once again with Arangil and Taregil shining from its towers, a city unsurpassed in beauty by even the glorious Ithalas under the sun. Iulian the Graceful did not share her dream, though: in his wisdom he saw that the time of the Waith was waning. The Waith Rhun were dwindling, their spirits turned from the world. Iulian the Graceful would be their last Lord. The purpose of the Waith, he explained to Linarata, was to lead the astar, the legacy born of the body of Guire. The Anariima must go to them, and the secrets of the Ariel as well. Iulian told Linarata of the words Herya’rosintilya spoke to him before his departure, that there may be a way for the Waith Rhun to pass from this world and live forever among their forefathers. Linarata Envintule was aghast at what Iulian was proposing, and she was enraged. She had saved the people of Saeronder and brought them through hardships unknown to the Waith Rhun. The Waith Akh were survivors—they would not give up so easily. She left the meeting and thought long about Iulian’s words.</text:p>
      <text:p text:style-name="P2">-Many years the Cestani spent in Rinadure. The astar of the journey learned the ways of the Ariel under Iulian the Graceful. The renown of the Council of Nixia took fastest to the ways of magic. Iulian saw that each of the Council brought unique aspects of their personality into their magic, shaping its properties with their wills but still mastering all aspects shown to them.</text:p>
      <text:p text:style-name="P13"/>
      <text:p text:style-name="P13">54,976 BBT|14 YE—Two sons, Hundi<text:bookmark-start text:name="_Hlk498211931"/>ë<text:bookmark-end text:name="_Hlk498211931"/> and Insúlo, are born to Enalië and Astaldan. They are Gwenyn, or half-ones, as Enalië is Waith Akh and Astaldan is astar. Enalië’s bearing of Hundië and Insúlo were kept secret from Raededir, as Astaldan had grown suspicious of the Waith Akh’s motive and character. Long had Raededir spent whispering to the Tree, muttering under his breath words that Astaldan only caught fragments of. Whispers of treachery and plot they were, but Astaldan knew not, but he feared for Enalië and their sons. His fears turned true, for only nights after the bearing of Hundië and Insúlo Raededir made forth from his hovel with wicked sword in hand. He burst into <text:soft-page-break/>the hall of Astaldan and took the warrior by surprise, cutting from him his sword hand and his ear. Enalië distracted Raededir before the traitor could kill Astaldan. She ran through the caverns with Hundië and Insúlo in her arms and Raededir upon her heels. She made for the Tree of Selor, and in a hollow she placed her children. The white bark of the tree closed itself around the Gwenyn and hid them from the horrors beyond, for Raededir then slew Enalië at the foot of the tree, her blood painting its roots. Raededir knew not that Enalië had given birth, though, and thought the children dead. He left Lónacuma with his crew and made for Rhunendor, the whispers of Sana echoing in his head.</text:p>
      <text:p text:style-name="P13"/>
      <text:p text:style-name="P13">54,975 BBT|15 YE—The preacher Raededir comes to Rhunendor in the budding spring, and he wanders long without direction or knowledge of the location of Rinadure. Many things he learned from Sana, but the Silver City had evaded even the cursed spirit during its time.</text:p>
      <text:p text:style-name="P2">-After Raededir’s betrayal, Astaldan is left to raise his two sons alone. They grow on Lónacuma, and Astaldan teaches them what he can of sword fighting, and they begin to learn magic from Selor in the tree.</text:p>
      <text:p text:style-name="P13"/>
      <text:p text:style-name="P13">54,974 BBT|16 YE—Raededir was worn and decrepit when hunters out of Rinadure found him, the last surviving of the crew. They brought him with urgency to the city, where he recounted a tale of treachery to Linarata Envintule and Iulian the Graceful. On the murder of Enalië he spoke, but Astaldan he painted as the traitor. He spoke that the astar had raped and killed her on the isle, and Raededir had barely escaped with his life. Linarata was shaken to her knees upon hearing of Enalië’s death, and Raededir took to her side, consoling her and growing closer to her, the Queen of the Waith Akh. Raededir’s charisma was unmatched, and he quickly wove himself into the lives of the prominent Waith Akh. All this was on the behest of Sana, though, the voice in the Tree of Lónacuma. Sana spoke that should the Waith Akh and the astar become divided, Raededir would be able to strike them and gain power unlike any other. Raededir became so close with the queen that she shared with him Iulian’s plan to let the Waith Rhun pass from memory and leave the Anariima to the astar. With that knowledge Raededir sowed his discord: Why should the astar be given the Anariima, the jewels of the Waith? Was it not <text:span text:style-name="T35">Nixia first</text:span> but Guire and Selor that pulled the stars from the heavens in the ancient times? If the Waith Rhun desire to pass from the world then so be it—but the Waith Akh shall reign yet in Rinadure, not the astar of the ashen plains. Raededir fed also into Linarata’s love for the Anariima, and the queen became ever more reliant on the jewel’s glow. She would lie with it always, never sleeping but watching and staring into the glow. Slowly, her love for the gem drove her mad and blinded her. Her everlasting youth dimmed not, and her radiant form reflected the light of the gem she held so dear. Raededir saw this corruption and encouraged it—for every day Linarata would see less, hear less, speak less, and every day Raededir could be her eyes, her ears, and her tongue.</text:p>
      <text:p text:style-name="P13"/>
      <text:p text:style-name="P13"><text:soft-page-break/>54,946 BBT|44 YE—As Hundië and Insúlo matured and learned the crafts of their parents, Astaldan turned to the sea. He listened to the wind, and upon it he heard the words of Enalië. She whispered to him the location of Rinadure, for in her many years on Lónacuma she learned the craft of divining the future from the Tree of Selor. Astaldan crafted a ship from the trees of the island and left to find Raededir in Rinadure and slay the traitor. As Astaldan passes through the Lencanen, though, and speaks to the guards of Rinadure he is quickly captured and brought before Linarata Envintule and Iulian. Upon the floor of the mighty Temple of Ralun, Astaldan was accused of his crime: the murder of Enalië. Astaldan pleaded his innocence and told his tale of the happenings to Linarata. The queen was conflicted—she was wise, but the words of Raededir in her ears were that of a fellow Waith Akh, not an astar that Raededir warned of. Iulian offered a solution to Linarata: that they seek the aid of the infinitely wise: Herya’rosintilya who disappeared many years before. Should the hunters of Rinadure find him, he would surely know the innocence of Astaldan. Until the time that Herya’rosintilya could pass judgment, Astaldan would be imprisoned.</text:p>
      <text:p text:style-name="P13"><text:tab/>The return of Astaldan did not trouble Raededir, for his plan was to divide the Waith Akh from the others. To divide the Waith Akh from the Waith Rhun would be the most difficult, but the first steps had already been taken. Raededir built and fed the greed of Linarata Envintule for the Anariima and fanned her pride in the survival of the Waith Akh. This pride and desperation would lead Linarata to bring her people from Metimacopa to Rinadure at any cost. Should the Waith Akh be resisted, the sack of Rinadure and the final destruction of the Waith Rhun would be inevitable. To turn the Waith Akh against the astar would be simpler, for Raededir already had his first piece: Astaldan, come from Lónacuma, murderer of Linarata’s only student, prodigy, legacy, and Queen of the Waith Akh. Raededir would speak out on Astaldan’s crime and grow tensions between the Waith Akh and the astar. Astaldan was but one of the astar that were envious of the Waith Akh’s beauty and accomplishments, and their creations: the Anariima. In this movement Raededir would spark a pride in the Waith Akh and paint the astar as hungry for power. Should Astaldan be found guilty in his trial for the murder of Enalië, Raededir’s plot would be complete. The introduction of Herya’rosintilya was disturbing to Raededir: this figure of unending wisdom would surely see through the lies. Raededir thought long about how to bring about the guilt of Astaldan.</text:p>
      <text:p text:style-name="P13"><text:tab/>It was also during this time that Raededir used Linarata to create the staff Maril and the font Indofi, both artifacts imbued with cords of Arangil. Maril was a staff of glittering crystal, unbreakable and beautiful, it created mirror aspects of any magics sent through it. Indofi was a wide basin filled with a pearly water. From the water could be drawn anything a heart desires or a mind could ponder. These things Linarata used in plenty and in pride.</text:p>
      <text:p text:style-name="P13"/>
      <text:p text:style-name="P13">54,943 BBT|47 YE—Raededir’s preaching increases tension between the Waith Akh and astar to the point of near hostility—the only thing stopping all out violence is a crucial event: the ongoing trial of Astaldan, hero of the astar. As this happens, the training of <text:soft-page-break/>the Council of Nixia halts. Iulian the Graceful looks down upon his city in despair and confides little in the astar. Their knowledge of magic will only about more destruction should the two factions come to blows, and Iulian wants to prevent that at all costs. He tells the astar this, fearing that they take his refusal to continue lessons as a refusal to share power with the elves. The Council of Nixia then take to the streets with their people and learn more of the troubles of the city.</text:p>
      <text:p text:style-name="P13"/>
      <text:p text:style-name="P13">54,938 BBT|52 YE—Raededir recruits a radical band of Waith Akh to break into Astaldan’s prison and kill him to cause war between the two peoples. The band of Waith Akh moved on a dark night, the fires in the sky dampened by an ashen cloud. They broke the bars of Astaldan’s tower prison and moved to slay him, but they underestimated the warrior. Even with his sword hand severed, Astaldan moved with a speed unmatched. He dodged each of their blows and grabbed one of their swords. In a matter of seconds, he slew each of them. The cold wind blew into his prison, covering the bodies with ash. The doomed warrior climbed from the tower and escaped into the dark night.</text:p>
      <text:p text:style-name="P42">The morning came, and though Raededir saw that his plan failed, he did not despair: for the people did not know. He preached the death of Astaldan and called to the success of the radicals and the satiation of the Waith Akh’s justice. His words did not stop at Astaldan: he continued, warning of the dangers of the astar and their jealousy. Riots erupted in the streets, astar fighting Waith Akh.</text:p>
      <text:p text:style-name="P42">The five of the Council of Nixia met during this time of strife, joined also by Iulian the Graceful. Iulian saw Raededir’s plot as provocation, and warned the astar that should they fight, they would fall into his hands and find only pain. The Waith Akh were a broken people, living only on the memory of what once was. In this they are misguided and doomed. Should the astar stay in Rinadure war would surely ignite. Iulian pleaded to the astar to leave the city and return to the western waters of their homeland. He warned that the Waith Akh would surely follow, though, for Linarata Envintule now desired Taregil and Arangil above all things.</text:p>
      <text:p text:style-name="P42">In this matter Mallorn was decided: the astar were wronged, their hero Astaldan killed in cold blood and treachery. Raededir was turning the Waith Akh against the astar, and he needed to be ended. The astar should fight. Should they leave for Ithalas, the violence will only follow them.</text:p>
      <text:p text:style-name="P42">Karn saw the riding tensions in Rinadure and knew nothing good could come of violence. Astaldan’s death was tragic and unneeded, but Karn turned to Faranwe’s wisdom in this. Faranwe reminded the five of the goal of the Cestani: to find a place of refuge and new life for the astar. The majesty of the Waith Akh and their magic caused the astar to lose sight of this foundation. The five of the Council had learned much in the ways of the Ariel, and they could share their knowledge with the other astar. Should the city fall into war, though, the knowledge could be lost with the lives of its holders. Faranwe counseled Mallorn to see this wisdom and lead the astar home to Ithalas. From there, they can seek once again a haven for their people.</text:p>
      <text:p text:style-name="P42"><text:soft-page-break/>Tirwen was torn in her thoughts. She was proud of her people and wanted to fight for this pride, but she knew that war would only lead to sorrow. In this matter, she sided with Faranwe, for the lives of the astar were the most important. The Waith Rhun were innocent in this fight, and Tirwen did not want to trouble them with the matters of astar and Waith Akh.</text:p>
      <text:p text:style-name="P42">And so, it was decided that the astar would leave the silver city of Rinadure. Iulian knew that, should the astar leave for Ithalas, it would leave the Waith Rhun weakened against the power of Linarata Envintule and Raededir. Iulian spoke of this to the astar of the Council of Nixia, and Tirwen saw that Linarata Envintule would be lost without Arangil in her possession. Should the astar and Iulian confront her, they may be able to take Arangil and return it to Ithalas.</text:p>
      <text:p text:style-name="P13"/>
      <text:p text:style-name="P13">54,937 BBT|53 YE—The astar, led by Nalas and Karn, marched from Rinadure. Rain muddied the tracks and greyed the sky, and thunder rocked the towers of Rinadure. Linarata Envintule sat upon the throne of Ralun in his temple, peering into Arangil, Raededir by her side. She smiled as the astar fled, for Raededir had corrupted her mind towards power alone. Raededir’s plot was building: without the astar to aid the Waith Rhun, the Waith Akh of the Cestani would be able to lead a coup and take the power of the city. Then Raededir schemed to turn Linarata to Ithalas, to Taregil. Raededir turned in surprise when the great hall of the temple echoed approaching footsteps.</text:p>
      <text:p text:style-name="P13"><text:tab/>Iulian the Graceful, Mallorn, Tirwen, and Faranwe approached the throne of Linarata Envintule.</text:p>
      <text:p text:style-name="P13"><text:tab/>“That throne is not yours, Linarata. Stand from it, and relinquish your false power,” called Iulian. Mallorn and Tirwen drew their blades, and Faranwe readied his magic.</text:p>
      <text:p text:style-name="P13"><text:tab/>Raededir laughed, for the opportunity to end the astar and Waith Rhun had presented itself. He whispered counsel to Linarata, and she spoke thus:</text:p>
      <text:p text:style-name="P13"><text:tab/>“Are you threatening me, Iulian? What is your power compared to mine? What is your rule compared to mine? What are your people compared to mine? Rinadure is wasted upon the Waith Rhun. The people of Metimacopa shall raise it to new heights and grow to rule all! If you desire my power, then step forward those who dare and take it.”</text:p>
      <text:p text:style-name="P13"><text:tab/>Mallorn lunged, and a great fight ensued. Linarata Envintule unleashed the power of Arangil, but Tirwen and Iulian worked to douse her. Together they created mighty shields, and Faranwe channeled his magic to give wisdom to Mallorn in his attacks and Tirwen in her defense. Raededir hid away, trusting the power of Linarata to engulf the attackers. The corrupt philosopher underestimated the power of the astar, though, and Faranwe’s foresight allowed Mallorn to strike where Linarata was weakest. The astar gained the upper hand, and as Linarata became desperate her power began to engulf the temple. In this moment of greatest power Faranwe saw her in her weakest, but Mallorn was knocked back, Tirwen was pinned, and Iulian was the only one able to prevent the destruction of the temple with his shields. Faranwe moved forward and grabbed Linarata Envintule, wrestling Arangil from her hands. In this moment, she struck him through with a dagger, and he fell. Iulian the Graceful pushed with all his <text:soft-page-break/>power in Linarata’s moment of distraction and sent her across the hall. Mallorn went to Faranwe and carried his friend from the temple with Arangil in his arms. Mallorn glanced back at Iulian, lord of the Waith Rhun, before leaving from the temple with Tirwen his sister. Iulian understood his duty now was to allow the astar to escape with the Anariima. He nodded once to Mallorn before turning back to Linarata. The queen was enraged and broken, and her power weakened without Arangil. Even without the gem, though, Linarata Envintule’s power surged. She battled with Iulian long in the temple of Ralun, but it was Raededir from the shadows that came forward and plunged a sword into Iulian’s back. The Waith Rhun died, then, but not in vain. The astar had left the city, and Arangil with them.</text:p>
      <text:p text:style-name="P42">Iulian had left the Waith Rhun to his student Miranion, whom he had taught for many thousands of years. Miranion was born the son of a jewel smith, the finest in the land. Miranion’s father was tasked to making Iulian the Graceful a ring, the finest piece to shine through the ashes. Soon after being tasked to this, Miranion’s father fell ill and died, and his burden was left to his young son. Miranion knew little in jewel craft, and each attempt in crafting a ring for Iulian ended in dismay. Tirelessly, Miranion worked. When the day came for Iulian to be gifted the ring, Miranion arrived at the temple with his creation. The young smith knelt before the lord of the Waith Rhun and placed upon his finger a simple <text:span text:style-name="T54">silver</text:span> band, roughly hammered and soot stained. “My lord, this is my finest work, humble it may be.” Iulian saw the ring and knew Miranion’s wisdom—for what could a lord do with a ring?</text:p>
      <text:p text:style-name="P42">“Humble it is, though it shall be my greatest possession, for in it I can find more than beauty,” responded Iulian. “It seems you have little skill in jewel crafting. It may be that your calling is elsewhere—let me aid you in your search, if you would have me as your teacher.” And so Miranion trained under Iulian and was his finest student. Now, as Iulian bled upon the steps of the Temple of Ralun, Miranion strode at the front of the Waith Rhun guard. The streets of Rinadure broke out in violence, the Waith Akh of the Cestani fighting the guard of the city. Linarata called out to her followers to escape the city and follow the cowardly astar, for already she felt a painful hunger for Arangil. The Waith Akh fought brutally in their escape, and many were killed by the Waith Rhun soldiers. The Waith Akh fled down the many stairs of the river canyon, and many were slain by arrows upon the slopes. Fewer than five hundred of the Waith Akh survived the canyon pass, but those who did were led by Raededir and Linarata upon the tracks of the astar. With them were the artifacts Maril and Indofi. This violence, betrayal, and murder comes to be known as Rasestani.</text:p>
      <text:p text:style-name="P42">The rain of the storm cleared the streets of the silver city, and on the next day Iulian the Graceful was placed within the tombs of the Waith Rhun, their ancient halls surrounding the very cavern that Hera’roilya awoke in. Iulian, student, was placed next to the empty sarcophagus of Ralun his teacher, and his next to the two dedicated to Guire and Selor. Miranion slipped from Iulian’s finger the rough <text:span text:style-name="T54">silver</text:span> ring that he had crafted many years before and wore it proudly on his finger. The ring became known as <text:soft-page-break/>the Risilus. As Miranion wore it, he felt that Iulian had bestowed upon it powers of his ancient magic, and from it Miranion continued his lessons and learning.</text:p>
      <text:p text:style-name="P13"/>
      <text:p text:style-name="P13">54,936 BBT|54 YE—The astar made for the south, towards the original landing of the Cestani upon Rhunendor. The journey was cold and perilous, with storms rocking the skies and rain chilling the skin of the astar. The elves made their encampment upon the southern shores of the land, unearthing the frozen ships of the Cestani from the caves of the cliffs. As they prepared for the journey west, the war cries of the Waith Akh echoed along the cliffs. Linarata Envintule and the surviving Waith Akh bore down upon the astar and began a massacre that would never be forgotten. Quildanon ascribed this event as the Thoryollo, and the cliffs ever after held that name. The swords of the Waith Akh were fierce and fell, but Tirwen rallied the icy spears of the astar against the onslaught and stood upon the cliffs as those unable to fight boarded the ships. Linarata’s power was dampened without Arangil, but she was yet powerful. Her influence pushed the astar back, and the Waith Akh’s eyes shone red with fury and hatred. <text:span text:style-name="T41">The Waith Akh had superior tactics, and the astar fought without any organization. </text:span>The astar were pushed off the precipices, falling upon the sands far below. The macabre scene was light by the fire in the sky and the pale light of Arangil with Mallorn upon the sandy shores below. Nalas looked up as the last of the force of Tirwen was slain, and the shield lady herself was felled and thrown from Thoryollo by Linarata. Nalas found the body of Tirwen and brought it forth upon the ships, and Karn preserved it as he preserved the body of Faranwe. Mallorn pushed the last ship from the shores as the Waith Akh descended the steep cliffs and charged into the waters. The desperate and corrupted Waith Akh drowned in the rough waters, and Linarata screamed curses after the ships as they drifted from the shore.</text:p>
      <text:p text:style-name="P13"><text:tab/>In the weeks to follow the Thoryollo, Linarata crafted ships for the remaining one-hundred Waith Akh, and they made pursuit of the astar.</text:p>
      <text:p text:style-name="P13"/>
      <text:p text:style-name="P13">54,935 BBT|55 YE—…The cold wind blew into Astaldan’s prison, covering the bodies with ash. The doomed warrior climbed from the tower and escaped into the dark night. Astaldan ran from the city, thunder roaring in the skies. He moved throughout the wilderness, avoiding all contact. There was only one that he sought, one who could prove his innocence and bring about the fall of Raededir’s lies…and Astaldan knew them not. Herya’rosintilya he was called, a man of infinite knowledge and wisdom. Herya’rosintilya had disappeared into the mountains millennium ago, and none had seen him since, yet he was the man that would give Astaldan the means of avenging Enalië. Astaldan pulled his cloak tighter about him and pushed forward, for the night was cold.</text:p>
      <text:p text:style-name="P2">-Linarata’s hunger knew no bounds and could not be controlled any longer by Raededir. Linarata knew she could not return to Metimacopa without the Anariima in her hands, for if she did, her people would see that her prophesy was false. She landed upon the frozen lands of the Halcinaline, and her one-hundred followers constructed the mighty fortress Tarullume. <text:span text:style-name="T1">They brought with them the </text:span><text:soft-page-break/><text:span text:style-name="T1">treasures of Indofi and Maril.</text:span> There Linarata sat in darkness and in cold, looking ever to the western light of Ithalas. Her soldiers grew mighty and hateful, and they trained for tens of years in magic and martial warfare. Raededir sat beside Linarata always during this time, but his council fell on deaf ears and blind eyes. Linarata saw only the Anariima and felt only hatred for the astar and for the Waith Rhun. In her mind, she began to scheme a means to bring the downfall of both in one vile strike.</text:p>
      <text:p text:style-name="P13"/>
      <text:p text:style-name="P13">54,934 BBT|56 YE—The city of the astar was silent as the survivors of the Thoryollo marched from the east. Nalas walked at the head of the procession, an ice candle alight with magic in her hand. Behind her were carried the bodies of Tirwen and Faranwe, preserved by Karn. Mear stood to meet Mallorn and show his sorrows. The Council of Nixia met that night upon the heights of the Astalena once again, and Quildanon shared the tragedy of the Cestani. <text:span text:style-name="T38">They held council with Nixia, called from the dead by the Resurrection Stone. </text:span>Mallorn knew that Linarata Envintule would not stop her pursuit until the Anariima were hers, and so he spoke of fortifying Ithalas and training the first army of the astar. Of this the Council agreed: the city would not fall to the Waith Akh. Mallorn held Taregil and Arangil to his chest and felt the old power flow through him. <text:span text:style-name="T86">He whispered his respects to the spirits and asked for their understanding in what he was to do. </text:span>He opened his eyes, and the training of Mear, Apythia, and Leithan began. The three of the Council learned quickly, and most powerful grew Mear. Mear saw magic as the one tool he had waited for, the one power able to control the world around the astar and command the fires in the sky. His mastery of the art surprised even Mallorn, and the brothers were drawn closer by this power. Mallorn’s mourning for his sister and friend turned to a thirst for revenge as he witnessed Mear’s power. Mallorn spoke long with Mear, discussing methods of manipulating magic to create life—or to re imbue life in the dead. Leithan used his magic to craft the weapons and armor of the astar from the ever-frozen ice of the north. <text:bookmark-start text:name="_Hlk501968327"/>He recorded his methods and works on his hammer of ice, and when he had finished his final work, he placed his hammer upon a pedestal in his forge in the ice mines below Ithalas.<text:bookmark-end text:name="_Hlk501968327"/></text:p>
      <text:p text:style-name="P2">- Miranion, Lord of the Waith Rhun and King of the Waith after Iulian the Graceful’s death, stood watch over the gray city of Rinadure. He knew what Iulian wanted of him—to follow the destiny of the Waith. They were a legacy to the astar and races to come after—but how could the Waith Rhun give to the astar when the Waith Akh sought to destroy them? Miranion held this mindset after the Rasestani and gave the Waith Rhun a new goal: to destroy the Waith Akh before they can destroy the astar. The Waith Rhun prepared for war—Miranion reopened the Temple of Ralun to teach his people magic, using the Risilus to show them the power of Iulian, student of Ralun.</text:p>
      <text:p text:style-name="P13"/>
      <text:p text:style-name="P13">54,927 BBT|63 YE—Years passed as Astaldan searched, but the Vitol were tall and winding and full of creatures. Astaldan had grown tired and came to rest upon the roots <text:soft-page-break/>of a mighty tree. As he sat, the fog parted for a moment, and he spied a path through the crags. The path was narrow and grassy, and it wove among the mountains, under arches that reminded Astaldan of Lónacuma. The path climbed upwards, far higher than any mountain rose. Astaldan fell many times on the path upwards, but each time he would rise again and push through his pain. This path he named Oria, and he climbed it long. Upon Oria, Astaldan faced many trials of the mind and body. In each of these tests, Astaldan’s heart shone through in glory, and his climb was not slowed.</text:p>
      <text:p text:style-name="P2">-Tarullume’s walls echoed with the sounds of combat and training. Swords clattered as the one-hundred followers of Linarata battled to be her champion. Ten distinguished themselves to her, and those ten she named the Arati of the Waith Akh.</text:p>
      <text:p text:style-name="P13"/>
      <text:p text:style-name="P13">54,925 BBT|65 YE—Astaldan reached the heights of Oria as the mountain peaks below were frozen in winter. At its end, the path opened to a wondrous grove filled with tall frosted pines and soft grasses. There Astaldan slept long, and when he woke he spied by a pond a pearl-white elk with tall antlers of seven-point. The elk turned to Astaldan and spoke: “You walk a road of despair, my one-handed friend. Naught will you gain from this quest, and it shall end you.”</text:p>
      <text:p text:style-name="P13"><text:tab/>“This I know, and this I accept. Raededir slew my Enalië, and I will have my revenge. This I swear by the towers of Ithalas and the endless fires above,” cursed Astaldan. The warrior stood and approached the elk. “You are no elk, but Herya’rosintilya the Wise. Raededir is the enemy of the Waith Rhun—your people—and stands to tear apart the bonds that have been built between all peoples. Surely you must act!”</text:p>
      <text:p text:style-name="P13"><text:tab/>“The Waith Rhun are not my people. The paths of the Insilaë and the Waith have been further broken and stained in blood since your escape, warrior. Linarata Envintule holds the power to destroy the Insilaë and stands upon her mighty towers to the north awaiting a champion. Iulian the Graceful is dead, his power passed to his pupil Miranion, who now prepares for the final march of the Waith Rhun to war. The Waith Rhun reach into the darkness blind, though, for they know not the location of Ithalas or the Insilaë. Your people, warrior, have felt the sting of Waith swords and ready themselves now to defend Ithalas. The world will burn yet before the skies clear, warrior, and you shall aid in its destruction. Know that.” Herya’rosintilya spoke softly, but his voice was intense and pointed. “You have sought me to know a means to this end. I tell you this: follow Miranion, join him in his fate. His path shall lead you to Raededir.”</text:p>
      <text:p text:style-name="P13"><text:tab/>“Then it is to war,” whispered Astaldan as he turned. The warrior descended Oria and made for Rinadure.</text:p>
      <text:p text:style-name="P2">-After years of study with Raededir her thinker, Linarata Envintule found within herself a twisted magic, a dark magic. Sha<text:span text:style-name="T79">dows and voids</text:span> she learned to shape, bending them around beings and disguising them under false guise. Across the walls of Tarullume, <text:span text:style-name="T53">Raededir</text:span> ascribed <text:span text:style-name="T53">Linarata’s</text:span> fell art for her students to learn. Raededir smiled as he watched her spin the shadowy pillars of her power, for he knew his plot was nearing its end. He had, through his research, learned to open a <text:soft-page-break/>well to Andolem within Linarata. <text:span text:style-name="T79">Using a cutting of Selor that he took from Lonacuma, Raededir had created a channel for magical energy to flow out of Andolem and into Linarata’s soul.</text:span> <text:span text:style-name="T80">This is the earliest known use of gate magic between planes.</text:span> From this well she drew the shadowy power and projected it. Raededir knew that, in time, this power would consume her—and the well to Andolem would <text:span text:style-name="T80">allow for other beings to exert influence upon the world as well</text:span>. In front of him was Linarata, the Queen of Kings, and a seed for Sana to return to the world.</text:p>
      <text:p text:style-name="P13"/>
      <text:p text:style-name="P13">54,924 BBT|66 YE—Astaldan returns to the city in which he was imprisoned. Rinadure felt different—no longer was it a shining city of hope, but instead a cloud hung low over the towers. The warrior astar climbed the stairs of the Temple of Ralun hooded and cloaked, and as he entered the great hall of Miranion, Lord of the Waith Rhun, he threw back his hood.</text:p>
      <text:p text:style-name="P37">“I shall bring you to the Lunima. To Ithalas. To Metimacopa. To victory.”</text:p>
      <text:p text:style-name="P13"/>
      <text:p text:style-name="P13">54,909 BBT|81 YE—The gates of Rinadure opened, and the mighty host of the Waith Rhun marched forth into the fires of the night. Miranion rode at their head, a tall helm of black upon his brow and the thin band Risilus around his finger. With him rode Astaldan, the one-handed warrior of the astar. The Waith Rhun marched west, bringing with them their fleet upon sleds. When they reached the waters of the Airaum, their path was clear. The ships sailed for the Lunima.</text:p>
      <text:p text:style-name="P13"/>
      <text:p text:style-name="P13">54,908 BBT|82 YE—Miranion’s fleet landed upon the shores of Amarth beneath the crest of the Melehtor peaks. There, Miranion’s men began the construction of Hravumbas, the greatest <text:span text:style-name="T35">citadel</text:span> of the age. Miranion and Astaldan rode to Ithalas, and when the gates opened Mallorn was shocked into disbelief—he met with Astaldan immediately, asking “My friend, you have returned form the land of our forefathers—how is this possible?”</text:p>
      <text:p text:style-name="P13"><text:tab/>Astaldan smirked as he replied, “I have yet to meet my ancestors in their land. I was never lost, merely gone.” With this Mallorn <text:span text:style-name="T87">replied</text:span>:</text:p>
      <text:p text:style-name="P13"><text:tab/>“I am glad that you felt not the pain of death, though I am left further in search of a means of returning the lost to this world.” Mallorn and Mear spoke longer with Astaldan and Miranion of their research to breathe life once again into Tirwen and Faranwe. Once their tale was recounted, Astaldan thought on the problem. He returned to the brothers in a week’s time. “Selor would know…yes, there may be a means by which you can speak to her. Sail with me to the island Lónacuma, and I shall show you.”</text:p>
      <text:p text:style-name="P13"><text:tab/>Soon after, Mallorn, Mear, and Astaldan left for Lónacuma while Miranion watched over the construction of Hravumbas and Karn and Nalas continued the training of the Astali.</text:p>
      <text:p text:style-name="P13"/>
      <text:p text:style-name="P13">54,907 BBT|83 YE—Mallorn, Mear, and Astaldan reached Lónacuma, and Astaldan led Mallorn and Mear to the Tree of Selor. The two brothers knelt before the Tree and <text:soft-page-break/>speak to it. Mallorn called to Selor for the knowledge to give life, to manipulate magic to heal. She told the brothers the only truth of magic, and she put the brothers under a spell, taking their consciousnesses throughout the planes of existence, showing them the manifestations of power and magic. This journey showed them all aspects of magic as Guire and Selor saw them, and in learning the origins of the power the Ariel wielded, Mallorn and Mear could better control it themselves.</text:p>
      <text:p text:style-name="P13"/>
      <text:p text:style-name="P13">54,904 BBT|86 YE—The Gwenyn of Lónacuma lived alone after the departure of Astaldan. He spoke to them before he left, and he did not promise his return: instead, he spoke of life, and how his was now focused. He would not return to Lónacuma, for his quest would surely end in his death. To Hundië and Insúlo he gave his wisdom, and they learned from it. The day came that Insúlo heard the words of his mother upon the wind. Enalië whispered to Insúlo his destiny and the destiny of Hundië: the Gwenyn would lead both their peoples and end the Usada. They must head the construction of a great pyramid, a Conduit of the Waith Rhun power. The reason behind this is unclear to the Gwenyn, but they obey.</text:p>
      <text:p text:style-name="P13"><text:tab/>And so, the Gwenyn started upon their quest, crafting a slim ship from the tough trees of the island. They left for Rhunendor to find their father and the fabled silver city he spoke of. The ship of the brothers broke the waves of the warm waters and landed on the southern shore of the continent at the cliffs Thoryollo. As they walked the warm sands, the atrocities of the event met them: skeletons still wearing the armor of the Waith Akh and astar, hands that still grasped the spears of war. The brothers knew no words to describe the scene, and it weighed on their minds as they moved north, following the tracks of the war parties. The paths brought them to the river Lencanen, and they climbed the solemn stairs to the city that they sought.</text:p>
      <text:p text:style-name="P42">Hundië and Insúlo tell the tale of their life and the death of Enalië. The Waith Rhun are shocked and angered as the treachery of Raededir is unveiled. The cause of Miranion is strengthened—and the Waith Rhun of Rinadure come together and agree: they must do whatever they can to aid in the survival of the astar. They were not a people of battle, yet they were still Ariel of Rhunendor, the most renown of the mages of old. Hundië and Insúlo knew that, should the Waith Rhun come together in their power, anything would be possible. They began crafting plans to build a conduit of the Waith Rhun’s power. Convinced by the brothers’ innate charisma and influence, the Waith Rhun follow them as leaders.</text:p>
      <text:p text:style-name="P1">-Mallorn, Mear, and Astaldan return to Ithalas. <text:span text:style-name="T88">Mallorn and Mear take to the sacred groves of Yfanald and commune with the ancient spirits there, </text:span>attempting to uncover the locked secrets of magic. Astaldan takes his seat at the head of the astar army. He oversees their martial training.</text:p>
      <text:p text:style-name="P1"/>
      <text:p text:style-name="P13">54,902 BBT|88 YE—Miranion, The Lord of the Waith Rhun, stood at the base of the Astalena, training the astar of Ithalas the ways of magic with the Risilus around his finger. Miranion worked alongside those remaining of the Council of Nixia to train the <text:soft-page-break/>armies of astar for war, as each knew that the astar would confront Linarata’s Waith Akh.</text:p>
      <text:p text:style-name="P2">-Linarata sent the three most trusted of her Atari—Dravion, <text:span text:style-name="T35">Gweria, and Caralach, each with Andolem Wells within them</text:span>—and Raededir to Metimacopa to raise the people in an army against the astar and Waith Rhun. Her assault on Amarth would be two pronged—her army from Metimacopa would move north and lay siege to Hravumbas as Linarata and her one-hundred followers would land on the eastern shores and cross the Melehtor peaks in secret. Under Linarata’s shadows, they would enter Ithalas itself and throw down the city. If Linarata could seize the Anariima, the city would fall.</text:p>
      <text:p text:style-name="P13"/>
      <text:p text:style-name="P13">54,<text:span text:style-name="T72">881</text:span> BBT|109 YE—Dravion and Raededir marched from the gates of Metimacopa ahead the army of the Waith Akh. Raededir had preached to the people of the city, telling them of the traitorous deeds of the astar and Waith Rhun. The astar had attempted to slay Linarata their queen and steal the Anariima from her—while she lived, and lives now, the Anariima were taken. The Waith Akh must fight for the jewels that their people forged!</text:p>
      <text:p text:style-name="P13"/>
      <text:p text:style-name="P13">54,<text:span text:style-name="T72">880</text:span> BBT|110 YE—Dravion lays siege to Hravumbas, drawing Miranion to the frozen fortress with a large garrison of astar from Ithalas. The siege acts as a distraction for Linarata to sneak over the Melehtor under a guise of shadow. Her force entered the city of Ithalas, and she threw down the disguise. Her one-hundred soldiers rampaged through the streets, slaying all that they saw. The guards of Ithalas battled them valiantly, but none saw Linarata as she entered the Astalena. As she battled below, Karn rushed to Mallorn’s study where he found the son of <text:span text:style-name="T35">Nixia</text:span> in a mess of tablets and drawings. Mallorn spoke,</text:p>
      <text:p text:style-name="P42">“She’s here, I know…I need time, Karn. I need time. Slow her ascent to the heights, for I figured it out, Karn. I’ve finished my research.” With that, Mallorn packed the carved tablets into a knapsack and handed it to Karn. “Keep these with your life, my friend. I’ll see you in time.” He ran up the stairs of the Astalena, disappearing around a bend.</text:p>
      <text:p text:style-name="P42">Karn took Mallorn’s tablets and sought the others of the Council of Nixia. He informed them of Mallorn’s request, and they gathered on the center platform of the Astalena, awaiting their fate. As they stood to face Linarata, Karn took Mallorn’s tablets and flew from Ithalas as Mallorn requested. Karn escaped the city by ship. Linarata Envintule’s steps echoed through the tower as she climbed, and when she and three of her Atari met the astar on the platform, she smiled. Silently, she cast her shadows around the room and battled the five astar. The fight was swift and ruthless, as powerful magic was thrown in the circle from all combatants. The Atari fell one by one, but the astar were weakened and brought to kneel as well. Linarata struck down Nalas, Apythia and Leithan fell to Atari. Mear was left among them, and his power was great. His anger and desperation grew greater as his friends fell around him, and he found his <text:soft-page-break/>height when he alone stood against Linarata and one of her Atari. Mear’s stand was glorious. <text:span text:style-name="T38">With the power of the Traveling Amulet he called copies of himself to defend the city, though each one fell in turn</text:span>, and he slew the final Atari before being felled by Linarata Envintule.</text:p>
      <text:p text:style-name="P42">Linarata entered the cold night at the height of the Astalena. The falling ash was below her now, the clouds and storms surrounded the tower but only the stars above offered light to the scene. Mallorn knelt at the center of the tower, an intricate spell circle carved around him. In his left hand shone Taregil, and in his right Arangil. He looked up, and Linarata saw in his eyes a power that rivaled her own—and a wisdom that far surpassed hers. Linarata Envintule was afraid. She stood, frozen—then she felt a pulse within her. Linarata’s connection to the Andolem grew wide and hungry—opened from within the dark realm. The power of Onsinta poured through Linarata’s chest, emanating from her heart. The power overwhelmed her—and she reveled in it. She brought her hands to the sky and called forth a rain of fire upon Ithalas.</text:p>
      <text:p text:style-name="P42">Below, Astaldan rallied the astar. Great streaks of fire shattered the city of the elves, and in the chaos Astaldan shone. He led the elves from the destruction to a hill outside the city. The ancient city of the elves crumbled in the flames falling from the sky like stars to the earth.</text:p>
      <text:p text:style-name="P42">Mallorn stood, and moved toward her. With the power of Taregil and Arangil, Mallorn’s power was unbounded, and he faced Linarata down. Linarata Envintule moved quickly—none of Mallorn’s attacks could hit her. The immortal Waith Akh pushed Mallorn back until he could back no longer, pressed against the parapets of the tower. Astaldan looked up at the lights of the fight breaking through the clouds like lightning. He felt the powers of Mallorn and Linarata, and he knew the aura of Linarata’s new power. It was the power that imbued Raededir as he slew Enalië. A whisper came over the wind to Astaldan, a whisper from Enalië. Astaldan listened, and then named the power that he felt:</text:p>
      <text:p text:style-name="P37">“I know you. You are false, and weak. Sana. Bash, the Damned.”</text:p>
      <text:p text:style-name="P42">Linarata’s power faltered as Vash Bash was distracted by Astaldan below. In that moment Mallorn pressed his hand against Linarata’s forehead and activated the carved circle below him. In his research, Mallorn understood that magic is not only all things, but also the connection and flow between them. Each that uses magic draws their own energy or energy from some other source to their purpose, manipulating it and shaping it to their needs. Mallorn learned first to draw on the power of life, then to shape the energies that others drew from. In this way, the astar perfected a method to halt the flow of energy and magic. He blocked Linarata’s draw from the Andolem, and halted her magic entirely. Linarata was an Ariel no longer—but her final act was not yet finished. A terrible star fell to the Astalena, greater than any that had fallen on the city. Mallorn saw it and saw the doom of the city of the astar. He left Linarata Envintule slumped against the wall of the tower and moved to its center. There, he invoked a magical art not seen before: Arangil and Taregil glowed to an unfaltering brightness that shone even through the thickest of the ash clouds below. Mallorn vanished in the <text:soft-page-break/>moment that the fire hit the Astalena, and the tower was destroyed. The rubble and fire and smoke rained down on the city and filled the surrounding hills. Astaldan and the surviving astar looked on at the destruction and saw that the city was truly gone. Mallorn was dead, as was Linarata Envintule, queen of the Waith Akh.</text:p>
      <text:p text:style-name="P42">Hate in their eyes and sadness in their hearts, Astaldan led the astar on a final march to Hravumbas. There, the astar flowed from the valleys of the Melehtor and fought the Waith Akh under Dravion. Miranion opened the gates of Hravumbas, and his Waith Rhun charged into the field. Raededir and Dravion called a retreat against the glorious charge, and the Waith Akh escaped to the south, pursued all the way by the vengeful enemies.</text:p>
      <text:p text:style-name="P2">-Karn flew from Ithalas upon the back of Voronwe to a harbor. Suddenly, the world was enveloped in a brightness likening to ten-thousand suns, and a cacophonous boom echoed as the Astalena was destroyed. Something appeared in Karn’s hand—and when he opened it, the dull light of Taregil shone in his palm. Mallorn had given him an Anariima, and Karn knew where it should be taken: to Rinadure.</text:p>
      <text:p text:style-name="P13"/>
      <text:p text:style-name="P13">54,<text:span text:style-name="T72">879</text:span> BBT|111 YE—The Waith Akh were caught just as they entered the city of Metimacopa. The streets were filled with slaughter and mayhem—the Waith Akh forces had no chance against the combined strength of the Waith Rhun and the vengeful astar. The battle was a bloodbath on both sides, but the Waith Akh under Dravion mounted their fleet in the harbor and flew from Metimacopa. Astaldan followed Raededir midst the chaos to the great pier that overlooked the swirling dark waters below. Metimacopa was once a haven for the Waith Akh, now it seemed their grave. Astaldan cut his sword across Raededir’s back, knocking the preacher to the ground. Astaldan leaned over him,</text:p>
      <text:p text:style-name="P37">“You destroyed my city.”</text:p>
      <text:p text:style-name="P42">He ran his sword through Raededir’s arm just as the Waith Akh rolled, revealing a hidden dagger. Raededir stabbed the dagger into Astaldan’s chest. The old astar warrior pulled his blade from Raededir’s arm.</text:p>
      <text:p text:style-name="P37">“You slew my people.”</text:p>
      <text:p text:style-name="P42">He ran his sword into the Waith Akh’s stomach,</text:p>
      <text:p text:style-name="P37">“You killed my Enalië.”</text:p>
      <text:p text:style-name="P42">He pulled back his sword, and thrust it into Raededir’s ribs once more.</text:p>
      <text:p text:style-name="P37">“Die.”</text:p>
      <text:p text:style-name="P42">His sword twisted in Raededir’s heart.</text:p>
      <text:p text:style-name="P37">“Die,”</text:p>
      <text:p text:style-name="P42">He jerked his sword back, and stabbed it for a final time into Raededir’s chest.</text:p>
      <text:p text:style-name="P37">“and may your last vision be of the astar that bested you.”</text:p>
      <text:p text:style-name="P42">Astaldan pushed Raededir off the stone pier into the waters far below. The elf warrior sighed, and fell to his knees. He pulled the dagger from his stomach and dropped it by his side. Miranion came then to the pier and saw his friend. Miranion took Astaldan’s hand in his, and pressed the Asta’s wound. Astaldan died, then, in the burning city of <text:soft-page-break/>Metimacopa. Dravion and the Waith Akh sailed east with one goal in their eye—the Gift of Linarata still corrupted their minds, and they saw Taregil in Rhunendor. It was for Rinadure that Dravion left.</text:p>
      <text:p text:style-name="P2">-Karn crosses the plains of Rhunendor to find the city of Rinadure encased in a pyramid of stone. The structure was unlike anything that the Waith Rhun had ever seen—its pyramid base spanned a city and its height rose well above the mountain peaks. This was the Conduit of Hundië and Insúlo, and the two Gwenyn spied from the peak of the Conduit the lone rider approaching. As Karn rode Voronwe towards the Conduit, he held high Taregil, and the light of the elder stars shone across the grasses of Rhunendor once again. The gate of the Conduit opened, and the Gwenyn welcomed Karn. The astar was worn and tired from his swift journey, and Voronwe as well. The Conduit’s inside was crystal and silver, and reflected wonderfully the light of the city. A new light reflected as well: a soft blue. Karn’s eyes widened in wonder as the Gwenyn led him up the stairs of the temple of Ralun. The temple’s majesty had been destroyed by Linarata in the Rasestani, but in its open dais was planted new life—Hundië and Insúlo had brought a cutting of Selor with them, and it had grown in Rinadure tall and glorious. The Waith Rhun were solemn, but Karn could see a determination in their eyes. They were led by the Gwenyn to a doom they knew not, but Selor assured them that it was just.</text:p>
      <text:p text:style-name="P2"><text:tab/>With Taregil came a new thought: Insúlo isolated himself and meditated under Selor. After four days’ time, he stood, and sought Hundië and Karn.</text:p>
      <text:p text:style-name="P11">“I know the end of this Conduit.”</text:p>
      <text:p text:style-name="P2"><text:tab/>He explained his thoughts, but knew that the magic he proposed was unheard of—the manipulation not of reality directly, but by the movement of resonances in Corilya. The Gwenyn began their meditation and research on the idea while Karn took leadership over the Waith Rhun.</text:p>
      <text:p text:style-name="P13"/>
      <text:p text:style-name="P13">54,<text:span text:style-name="T72">878</text:span> BBT|112 YE—Dravion led the last of the Waith Akh in a march across the plains of Rhunendor, the Conduit on the horizon. The fires of the Usada still writhed in the sky, and the sight of Taregil still burned in the eyes of the Waith Akh. Dravion was flanked by Caralach and Gweria, and the three Atari knew only hunger. The army began a siege of the Conduit’s gate, the thick stone hammered by the Atari’s magic—for Dravion, Caralach, and Gweria were the strongest of the Atari, and each had opened an Andolem Well within themselves alongside Linarata. As the siege unfolded, the grasses bent under the horns of Miranion, come from across the seas. The Waith Rhun and astar together met the Waith Akh on the field of battle once again under the fires of the sky. Miranion held the Risilus aloft, and called to the soldiers beneath him.</text:p>
      <text:p text:style-name="P13"><text:tab/>“On this day, we fight! No longer are they our sisters or brothers, for they have given themselves to the shadows! Astali, fight for the light of Ithalas lost! Waith Rhun, fight for the Insilaë beside you! Astali, Waith Rhun…My people, fight for a day yet to come, a day midst a time of light, when the fires above no longer burn, when from the ash springs <text:soft-page-break/>leaf and grass, a time of the Insilaë! May the light of Guire shine yet from our eyes, for on this day we fight yet!”</text:p>
      <text:p text:style-name="P13"><text:tab/>And the plains thundered under the hooves of the horses of the Waith Rhun and the feet of the astar. The Waith Akh turned, and they cowered not from the charge, for the Andolem Wells within the Atari opened then, and unleashed the power of Onsinta. The darkness of the Andolem devoured the Atari, and their bodies turned to shadow. Their eyes shone sickeningly with the light of Onsinta, and each smiled as the Waith Akh braced their spears against the charge of the Waith Rhun. As their focus was turned, the gates of the Conduit opened, and from it washed the light of Taregil and Selor. Karn alone atop Voronwe charged the backs of the Waith Akh, and he called out the clearest that day.</text:p>
      <text:p text:style-name="P13"><text:tab/>In the thick of the battle, Hundië and Insúlo climbed to the peak of the Conduit. They looked down on the glorious scene, and Miranion looked up and met their gaze. Miranion saw the coming doom in their eyes, and knew that all would sacrifice themselves for the coming fate. Miranion took from his finger the Risilus, and tied it to an arrow. He fired the arrow from his mighty bow, and it soared above the field, sticking itself within the stones of the city within the Conduit. With that, Miranion looked at the foes in front of him. The monster Dravion swung a vile mace towards the Waith Rhun king, and Miranion dodged, moving forward and cutting the calves of the shadowy beast. Miranion battled Dravion on the ashen fields, but saw not the archers of the Waith Akh behind him. Miranion took four arrows as he fought Dravion, but with each hit the king stood once more. Miranion severed the mace-hand of Dravion, and spilled the shadowy-light of Onsinta from his bowels, but then he was caught by the claws of the Atari. Dravion lifted him high and crushed the king, but then the clawed hand of Dravion was severed by Karn, who rode up on Voronwe. Dravion was pushed back, and Karn dismounted and lay with Miranion upon the grass.</text:p>
      <text:p text:style-name="P42">In that moment, Hundië and Insúlo set Taregil in place on the Conduit’s spire, and the light cascaded down and blinded the Waith Akh. Each Gwenyn looked at the eyes of the other, and then activated the monument. Taregil slowed time, it seemed, as it absorbed the power of the Waith Rhun within its walls. The power melted from the walls of the Conduit in beads of light, then it seemed that all things stopped—the ash ceased to move in the sky, the wind ceased to move across the grass. The beads of light moved and broke from the stone of the Conduit, spinning around the pyramid, circling upwards like a river of light around the structure. The beads of power met at the peak, then were unleashed in a mighty beam of energy into the skies. The Gwenyn called into the air:</text:p>
      <text:p text:style-name="P16">“Ea’imnë hi a’tanaránë! Tyel’ulcocca narë ar lavme rainë hela lavme effírië!”</text:p>
      <text:p text:style-name="P45">(Here I show the fault of our people fulfilled! End your fell flames and grant us peace or grant us death!”)</text:p>
      <text:p text:style-name="P13"><text:tab/>The beam of power disappeared into the heights of the world, then burst forth in a spectacle of light, a dome of power encircling the sky. The light burned through the clouds of ash and overpowered the fires of the Usada—then the Gwenyn enacted their power. Grasping Taregil, they reached into Corilya, and used the power of the Waith <text:soft-page-break/>Rhun to shape the resonance of the Usada. They brought the fires and clouds to Rhunendor, a circle maelstrom of hell. The Gwenyn knew that the resonance of the Usada could be trapped, but only within a stronger resonance—Nuinen itself. The maelstrom fell, concentrated, upon the Conduit. The catastrophe to follow brought the world to its knees, shattering the surface of Rhunendor. The Conduit was protected by the power of the Gwenyn, but it was forced swiftly <text:span text:style-name="T35">and deeply </text:span>into the broken ground. The Usada collided with Rhunendor like a meteor, pushing up the plates of the world like a bowl around <text:span text:style-name="T35">the Conduit</text:span>. The rim of the bowl pushed outward, the peaks were miles high as they rolled outward. The peaks came to a halt only after they had run hundreds of miles in each direction, leaving only devastation in their wake. The resonance of the Usada was trapped within the crust of the world as a pale crystal, expanding as a network of lightning into the stone. The stone of the Conduit was melted, but the city of the Waith Rhun was preserved in a cage of crystal forever more. The armies in the fields were gone with the fields themselves. As the dust settled on the world and the stones ceased their shuttering, the Gwenyn climbed from the smoldering peak of crystal, now in a crater where it once looked out over the mountains. The sky that met them was clear, and the stars gleamed brightly. The moon Celcerul peered down, its light soft and clear. The Usada was over, and the world was reborn. The Waith Rhun within the Conduit lived still. Taregil now saw the light of the moon once again.</text:p>
      <text:p text:style-name="P13"><text:tab/>Insúlo laughed then, and smiled, and cried for the sacrifices of all. The pain and loss of the Waith Akh, Waith Rhun, and astar showed true its flowers, then, as the world anew. The rebirth he named the Atanosta. In that moment did the world see again a familiar face: Mallorn stepped into the world again, upon a mountaintop far-away. Behind him walked a host of Astali, at their head Mear, Tirwen, Faranwe, Apythia. Mallorn had tethered himself to Nuinen before his death, and trailed behind him Arangil as a string as he journeyed <text:span text:style-name="T35">to meet the spirit</text:span> of his people. He came there and saw again the astar who passed: <text:span text:style-name="T35">Nixia</text:span>, his mother, Mear and Tirwen his kin, Nalas with her brother Karn again, Astaldan again with Enalië, and all those who had fought against the Waith Akh and died. He offered to them a second life to grace Nuinen, a second chance to live. Those that followed walked with Mallorn in a great pilgrimage back to the world, tracing all the way the string of Arangil. As Mallorn brought them back to Nuinen, though, he smiled sadly, and Mear knew his melancholy: Mallorn could not return with them, for he had bound himself to Arangil in the void. Mallorn spoke to those behind him:</text:p>
      <text:p text:style-name="P42">“Here I cannot stay. I am bound to the void, but there I have found purpose. With Arangil I will weave paths between the existences: roads, bridges, seas, and rivers of light shall connect all things, and I shall be but a shepherd to all who are lost. Vanemer, I will be called, and I will see you all again, in time.”</text:p>
      <text:p text:style-name="P42">And so, the<text:span text:style-name="T2">se</text:span> astar stood on the unfamiliar mountaintop and looked out upon the world with new eyes, <text:span text:style-name="T3">their skin paled with the light of Arangil</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Handwriting" svg:font-family="Handwriting" style:font-pitch="variable"/>
    <style:font-face style:name="Handwriting1" svg:font-family="Handwriting"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 PL SungtiL GB" svg:font-family="'AR PL SungtiL GB'" style:font-family-generic="system" style:font-pitch="variable"/>
    <style:font-face style:name="Handwriting2" svg:font-family="Handwriting" style:font-family-generic="system" style:font-pitch="variable"/>
    <style:font-face style:name="Liberation Mono1" svg:font-family="'Liberation Mono'" style:font-family-generic="system" style:font-pitch="variable"/>
    <style:font-face style:name="Liberation Serif1" svg:font-family="'Liberation Serif'" style:font-family-generic="system" style:font-pitch="variable"/>
    <style:font-face style:name="Lohit Devanagari" svg:font-family="'Lohit Devanagari'" style:font-family-generic="system" style:font-pitch="variable"/>
    <style:font-face style:name="Noto Sans Mono CJK SC" svg:font-family="'Noto Sans Mono CJK SC'" style:font-family-generic="system" style:font-pitch="variable"/>
    <style:font-face style:name="SimSun" svg:font-family="SimSun"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AR PL SungtiL GB"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2917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AR PL SungtiL GB"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Normal" style:family="paragraph">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roman" style:font-pitch="variable" fo:font-size="14pt" style:font-size-asian="14pt" style:font-size-complex="14pt" fo:hyphenate="false" loext:hyphenation-no-caps="false"/>
    </style:style>
    <style:style style:name="Text_20_body" style:display-name="Text body" style:family="paragraph" style:parent-style-name="Standard" style:class="text">
      <style:paragraph-properties fo:margin-top="0in" fo:margin-bottom="0.0972in" loext:contextual-spacing="false" fo:line-height="115%"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hyphenate="false" loext:hyphenation-no-caps="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Standard_20__28_user_29_" style:display-name="Standard (user)" style:family="paragraph">
      <style:paragraph-properties fo:hyphenation-ladder-count="no-limit"/>
      <style:text-properties style:font-name="Times New Roman" fo:font-family="'Times New Roman'" style:font-family-generic="roman" style:font-pitch="variable" style:font-name-asian="SimSun" style:font-family-asian="SimSun" style:font-family-generic-asian="system" style:font-pitch-asian="variable" style:font-name-complex="Arial" style:font-family-complex="Arial" style:font-family-generic-complex="swiss" style:font-pitch-complex="variable" fo:hyphenate="false" loext:hyphenation-no-caps="false"/>
    </style:style>
    <style:style style:name="Preformatted_20_Text" style:display-name="Preformatted Text" style:family="paragraph" style:parent-style-name="Standard" style:default-outline-level="" style:class="html">
      <style:paragraph-properties fo:margin-top="0in" fo:margin-bottom="0in" loext:contextual-spacing="false"/>
      <style:text-properties style:font-name="Liberation Mono" fo:font-family="'Liberation Mono'" style:font-family-generic="roman" style:font-pitch="variable" fo:font-size="10pt" style:font-name-asian="Noto Sans Mono CJK SC" style:font-family-asian="'Noto Sans Mono CJK SC'"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LO-Normal" style:family="paragraph" style:default-outline-level="">
      <style:paragraph-properties fo:orphans="2" fo:widows="2" fo:hyphenation-ladder-count="no-limit" style:vertical-align="baseline" style:writing-mode="lr-tb"/>
      <style:text-properties style:use-window-font-color="true" style:font-name="Liberation Serif" fo:font-family="'Liberation Serif'" style:font-family-generic="roman" style:font-pitch="variable" fo:font-size="12pt" fo:language="en" fo:country="US" style:letter-kerning="true" style:font-name-asian="Lohit Devanagari" style:font-family-asian="'Lohit Devanagari'" style:font-family-generic-asian="system" style:font-pitch-asian="variable" style:font-size-asian="12pt" style:language-asian="hi" style:country-asian="IN" style:font-name-complex="Liberation Serif1" style:font-family-complex="'Liberation Serif'" style:font-family-generic-complex="system" style:font-pitch-complex="variable" style:font-size-complex="12pt" fo:hyphenate="false" loext:hyphenation-no-caps="false"/>
    </style:style>
    <style:style style:name="Default_20_Paragraph_20_Font" style:display-name="Default Paragraph Font" style:family="text"/>
    <style:style style:name="ListLabel_20_2" style:display-name="ListLabel 2" style:family="text">
      <style:text-properties fo:font-style="normal" style:font-style-asian="normal"/>
    </style:style>
    <style:style style:name="ListLabel_20_1" style:display-name="ListLabel 1" style:family="text">
      <style:text-properties fo:font-style="normal" style:font-style-asian="norma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meta:editing-cycles>150</meta:editing-cycles>
    <meta:editing-duration>P6DT12H9M23S</meta:editing-duration>
    <dc:date>2022-06-15T12:51:29.051666621</dc:date>
    <meta:document-statistic meta:table-count="0" meta:image-count="0" meta:object-count="0" meta:page-count="38" meta:paragraph-count="178" meta:word-count="22015" meta:character-count="122444" meta:non-whitespace-character-count="100648"/>
    <meta:template xlink:type="simple" xlink:actuate="onRequest" xlink:title="" xlink:href="Normal.dotm"/>
  </office:meta>
</office:document-meta>
</file>